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83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0701in"/>
    </style:style>
    <style:style style:name="co5" style:family="table-column">
      <style:table-column-properties fo:break-before="auto" style:column-width="0.5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Preliminary Te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3" table:default-cell-style-name="ce2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unigram</text:p>
          </table:table-cell>
          <table:table-cell table:style-name="ce1" office:value-type="string">
            <text:p>old unigram</text:p>
          </table:table-cell>
          <table:table-cell office:value-type="string">
            <text:p>Fo-Fe</text:p>
          </table:table-cell>
          <table:table-cell office:value-type="string">
            <text:p>(Fo-Fe)^2</text:p>
          </table:table-cell>
          <table:table-cell office:value-type="string">
            <text:p>(Fo-Fe)^2/Fe</text:p>
          </table:table-cell>
          <table:table-cell office:value-type="string">
            <text:p>Sum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Apparent mineralocorticoid excess </text:p>
          </table:table-cell>
          <table:table-cell office:value-type="string">
            <text:p><text:s/>early-onset, severe hypertension, associated, low renin levels, hypoaldosteronism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]-[.D2]" office:value-type="float" office:value="-9">
            <text:p>-9</text:p>
          </table:table-cell>
          <table:table-cell table:formula="of:=[.E2]^2" office:value-type="float" office:value="81">
            <text:p>81</text:p>
          </table:table-cell>
          <table:table-cell table:number-columns-repeated="2"/>
          <table:table-cell office:value-type="string">
            <text:p>A</text:p>
          </table:table-cell>
          <table:table-cell table:style-name="Default" office:value-type="string">
            <text:p>new model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5"/>
        </table:table-row>
        <table:table-row table:style-name="ro1">
          <table:table-cell office:value-type="string">
            <text:p><text:s text:c="4"/>Rubinstein-Taybi syndrome <text:s/></text:p>
          </table:table-cell>
          <table:table-cell office:value-type="string">
            <text:p><text:s/>congenital anomalies, intellectual deficit, behavioural characteristics 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C3]-[.D3]" office:value-type="float" office:value="-90">
            <text:p>-90</text:p>
          </table:table-cell>
          <table:table-cell table:formula="of:=[.E3]^2" office:value-type="float" office:value="8100">
            <text:p>8100</text:p>
          </table:table-cell>
          <table:table-cell table:number-columns-repeated="2"/>
          <table:table-cell office:value-type="string">
            <text:p>B</text:p>
          </table:table-cell>
          <table:table-cell table:style-name="Default" office:value-type="string">
            <text:p>old model</text:p>
          </table:table-cell>
          <table:table-cell/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 office:value-type="string">
            <text:p><text:s/>chronic severe lymphoedema, severe neonatal cholestasis, lessens during early childhood and becomes episodic 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4]-[.D4]" office:value-type="float" office:value="-17">
            <text:p>-17</text:p>
          </table:table-cell>
          <table:table-cell table:formula="of:=[.E4]^2" office:value-type="float" office:value="289">
            <text:p>289</text:p>
          </table:table-cell>
          <table:table-cell table:number-columns-repeated="3"/>
          <table:table-cell table:style-name="Default"/>
          <table:table-cell/>
          <table:table-cell office:value-type="string">
            <text:p>Skrew</text:p>
          </table:table-cell>
          <table:table-cell table:formula="of:=SKEW([.C2:.C30])" office:value-type="float" office:value="2.6569379569537">
            <text:p>2.656937957</text:p>
          </table:table-cell>
          <table:table-cell table:formula="of:=SKEW([.D2:.D30])" office:value-type="float" office:value="5.35265318134426">
            <text:p>5.3526531813</text:p>
          </table:table-cell>
          <table:table-cell table:number-columns-repeated="5"/>
        </table:table-row>
        <table:table-row table:style-name="ro1">
          <table:table-cell office:value-type="string">
            <text:p><text:s text:c="4"/>Aase-Smith syndrome <text:s/></text:p>
          </table:table-cell>
          <table:table-cell office:value-type="string">
            <text:p><text:s/>congenital malformations: hydrocephalus, cleft palate, severe joint contractures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5]-[.D5]" office:value-type="float" office:value="-8">
            <text:p>-8</text:p>
          </table:table-cell>
          <table:table-cell table:formula="of:=[.E5]^2" office:value-type="float" office:value="64">
            <text:p>64</text:p>
          </table:table-cell>
          <table:table-cell table:number-columns-repeated="3"/>
          <table:table-cell table:style-name="ce1"/>
          <table:table-cell/>
          <table:table-cell office:value-type="string">
            <text:p>R_{i}</text:p>
          </table:table-cell>
          <table:table-cell table:formula="of:=SUMIF([.K6:.K63]; &quot;B&quot;;[.I6:.I63])" office:value-type="float" office:value="1195">
            <text:p>1195</text:p>
          </table:table-cell>
          <table:table-cell table:formula="of:=SUMIF([.K6:.K63]; &quot;A&quot;;[.I6:.I63])" office:value-type="float" office:value="516">
            <text:p>516</text:p>
          </table:table-cell>
          <table:table-cell table:number-columns-repeated="5"/>
        </table:table-row>
        <table:table-row table:style-name="ro1">
          <table:table-cell office:value-type="string">
            <text:p><text:s text:c="4"/>Achondroplasia <text:s/></text:p>
          </table:table-cell>
          <table:table-cell office:value-type="string">
            <text:p><text:s/>short limbs, hyperlordosis, short hands, macrocephaly, high forehead and saddle nose <text:s/>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6]-[.D6]" office:value-type="float" office:value="-4">
            <text:p>-4</text:p>
          </table:table-cell>
          <table:table-cell table:formula="of:=[.E6]^2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:.K63]; &quot;B&quot;)" office:value-type="float" office:value="29">
            <text:p>29</text:p>
          </table:table-cell>
          <table:table-cell table:formula="of:=COUNTIF([.K6:.K63]; &quot;A&quot;)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<text:s text:c="4"/>Acalvaria <text:s/></text:p>
          </table:table-cell>
          <table:table-cell office:value-type="string">
            <text:p><text:s/>missing scalp and flat bones over an area of the cranial vault <text:s/>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C7]-[.D7]" office:value-type="float" office:value="-86">
            <text:p>-86</text:p>
          </table:table-cell>
          <table:table-cell table:formula="of:=[.E7]^2" office:value-type="float" office:value="7396">
            <text:p>7396</text:p>
          </table:table-cell>
          <table:table-cell/>
          <table:table-cell office:value-type="float" office:value="2">
            <text:p>2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dysostosis </text:p>
          </table:table-cell>
          <table:table-cell office:value-type="string">
            <text:p><text:s/>abnormally short and malformed bones of the hands and feet (peripheral dysostosis), nasal hypoplasia and mental retarda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C8]-[.D8]" office:value-type="float" office:value="-79">
            <text:p>-79</text:p>
          </table:table-cell>
          <table:table-cell table:formula="of:=[.E8]^2" office:value-type="float" office:value="6241">
            <text:p>6241</text:p>
          </table:table-cell>
          <table:table-cell/>
          <table:table-cell office:value-type="float" office:value="3">
            <text:p>3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6:.N6])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megaly </text:p>
          </table:table-cell>
          <table:table-cell office:value-type="string">
            <text:p><text:s/>progressive somatic disfigurement (face and extremities) and systemic manifestations 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C9]-[.D9]" office:value-type="float" office:value="-105">
            <text:p>-105</text:p>
          </table:table-cell>
          <table:table-cell table:formula="of:=[.E9]^2" office:value-type="float" office:value="11025">
            <text:p>11025</text:p>
          </table:table-cell>
          <table:table-cell/>
          <table:table-cell office:value-type="float" office:value="4">
            <text:p>4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<text:s text:c="4"/>Biliary atresia </text:p>
          </table:table-cell>
          <table:table-cell office:value-type="string">
            <text:p><text:s/>biliary obstruction of unknown origin, neonatal period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0]-[.D10]" office:value-type="float" office:value="-2">
            <text:p>-2</text:p>
          </table:table-cell>
          <table:table-cell table:formula="of:=[.E10]^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<text:s text:c="4"/>Bronchiolitis obliterans with obstructive pulmonary disease </text:p>
          </table:table-cell>
          <table:table-cell office:value-type="string">
            <text:p><text:s/>inflammatory and fibrosing thickening of bronchiolar walls, airflow obstruc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C11]-[.D11]" office:value-type="float" office:value="-79">
            <text:p>-79</text:p>
          </table:table-cell>
          <table:table-cell table:formula="of:=[.E11]^2" office:value-type="float" office:value="6241">
            <text:p>6241</text:p>
          </table:table-cell>
          <table:table-cell/>
          <table:table-cell office:value-type="float" office:value="6">
            <text:p>6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8]*([.N8]+1))) * ((([.N5]^2)/[.N6]) + (([.M5]^2)/[.M6])) - 3*([.N8]+1)" office:value-type="float" office:value="27.8748664825974">
            <text:p>27.8748664826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ra </text:p>
          </table:table-cell>
          <table:table-cell office:value-type="string">
            <text:p><text:s/>severe diarrhea and vomiting 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C12]-[.D12]" office:value-type="float" office:value="-64">
            <text:p>-64</text:p>
          </table:table-cell>
          <table:table-cell table:formula="of:=[.E12]^2" office:value-type="float" office:value="4096">
            <text:p>4096</text:p>
          </table:table-cell>
          <table:table-cell/>
          <table:table-cell office:value-type="float" office:value="7">
            <text:p>7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10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office:value-type="string">
            <text:p><text:s text:c="4"/>Choroideremia </text:p>
          </table:table-cell>
          <table:table-cell office:value-type="string">
            <text:p><text:s/>progressive degeneration of the choroid, retinal pigment epithelium (RPE), and neural retina 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13]-[.D13]" office:value-type="float" office:value="-16">
            <text:p>-16</text:p>
          </table:table-cell>
          <table:table-cell table:formula="of:=[.E13]^2" office:value-type="float" office:value="256">
            <text:p>256</text:p>
          </table:table-cell>
          <table:table-cell/>
          <table:table-cell office:value-type="float" office:value="8">
            <text:p>8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ats disease </text:p>
          </table:table-cell>
          <table:table-cell office:value-type="string">
            <text:p><text:s/>abnormal development of retinal vessels (telangiectasia) with a progressive deposition of intraretinal or subretinal exudate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4]-[.D14]" office:value-type="float" office:value="-9">
            <text:p>-9</text:p>
          </table:table-cell>
          <table:table-cell table:formula="of:=[.E14]^2" office:value-type="float" office:value="81">
            <text:p>81</text:p>
          </table:table-cell>
          <table:table-cell/>
          <table:table-cell office:value-type="float" office:value="9">
            <text:p>9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mphalocele-cleft palate syndrome, lethal </text:p>
          </table:table-cell>
          <table:table-cell office:value-type="string">
            <text:p><text:s/>omphalocele and cleft palat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5]-[.D15]" office:value-type="float" office:value="-1">
            <text:p>-1</text:p>
          </table:table-cell>
          <table:table-cell table:formula="of:=[.E15]^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Darier disease </text:p>
          </table:table-cell>
          <table:table-cell office:value-type="string">
            <text:p><text:s/>keratotic papules in seborrheic areas and specific nail anomal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-[.D16]" office:value-type="float" office:value="-1">
            <text:p>-1</text:p>
          </table:table-cell>
          <table:table-cell table:formula="of:=[.E16]^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Ichthyosis - hepatosplenomegaly - cerebellar degeneration </text:p>
          </table:table-cell>
          <table:table-cell office:value-type="string">
            <text:p><text:s/>ichthyosis, hepatosplenomegaly and late-onset cerebellar ataxia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17]-[.D17]" office:value-type="float" office:value="-2">
            <text:p>-2</text:p>
          </table:table-cell>
          <table:table-cell table:formula="of:=[.E17]^2"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Emery-Dreifuss muscular dystrophy </text:p>
          </table:table-cell>
          <table:table-cell office:value-type="string">
            <text:p><text:s/>muscular weakness and atrophy, with early contractures of the tendons and cardiomyopathy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8]-[.D18]" office:value-type="float" office:value="-9">
            <text:p>-9</text:p>
          </table:table-cell>
          <table:table-cell table:formula="of:=[.E18]^2" office:value-type="float" office:value="81">
            <text:p>81</text:p>
          </table:table-cell>
          <table:table-cell/>
          <table:table-cell office:value-type="float" office:value="13">
            <text:p>13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stello syndrome </text:p>
          </table:table-cell>
          <table:table-cell office:value-type="string">
            <text:p><text:s/>postnatal growth retardation, coarse facies, intellectual deficit, skin anomalies and cardiac abnormalit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9]-[.D19]" office:value-type="float" office:value="-1">
            <text:p>-1</text:p>
          </table:table-cell>
          <table:table-cell table:formula="of:=[.E19]^2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congenital malformation of great toes, progressive, disabling heterotopic osteogenesis in predictable anatomical pattern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0]-[.D20]" office:value-type="float" office:value="-9">
            <text:p>-9</text:p>
          </table:table-cell>
          <table:table-cell table:formula="of:=[.E20]^2" office:value-type="float" office:value="81">
            <text:p>81</text:p>
          </table:table-cell>
          <table:table-cell/>
          <table:table-cell office:value-type="float" office:value="15">
            <text:p>15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Acropectorovertebral dysplasia </text:p>
          </table:table-cell>
          <table:table-cell office:value-type="string">
            <text:p><text:s/>fusion of the carpal and tarsal bones, with complex anomalies of the fingers and toes </text:p>
          </table:table-cell>
          <table:table-cell office:value-type="float" office:value="1">
            <text:p>1</text:p>
          </table:table-cell>
          <table:table-cell office:value-type="float" office:value="3001">
            <text:p>3001</text:p>
          </table:table-cell>
          <table:table-cell table:formula="of:=[.C21]-[.D21]" office:value-type="float" office:value="-3000">
            <text:p>-3000</text:p>
          </table:table-cell>
          <table:table-cell table:formula="of:=[.E21]^2" office:value-type="float" office:value="9000000">
            <text:p>9000000</text:p>
          </table:table-cell>
          <table:table-cell/>
          <table:table-cell office:value-type="float" office:value="16">
            <text:p>16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steogenesis imperfecta </text:p>
          </table:table-cell>
          <table:table-cell office:value-type="string">
            <text:p><text:s/>increased bone fragility and low bone mas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2]-[.D22]" office:value-type="float" office:value="-1">
            <text:p>-1</text:p>
          </table:table-cell>
          <table:table-cell table:formula="of:=[.E22]^2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Primary biliary cirrhosis </text:p>
          </table:table-cell>
          <table:table-cell office:value-type="string">
            <text:p><text:s/>injury of the intrahepatic bile ducts 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23]-[.D23]" office:value-type="float" office:value="-4">
            <text:p>-4</text:p>
          </table:table-cell>
          <table:table-cell table:formula="of:=[.E23]^2" office:value-type="float" office:value="16">
            <text:p>16</text:p>
          </table:table-cell>
          <table:table-cell/>
          <table:table-cell office:value-type="float" office:value="18">
            <text:p>18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ennekam syndrome </text:p>
          </table:table-cell>
          <table:table-cell office:value-type="string">
            <text:p><text:s/>lymphoedema, intestinal lymphangiectasia, intellectual deficit and facial dysmorphism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24]-[.D24]" office:value-type="float" office:value="-39">
            <text:p>-39</text:p>
          </table:table-cell>
          <table:table-cell table:formula="of:=[.E24]^2" office:value-type="float" office:value="1521">
            <text:p>1521</text:p>
          </table:table-cell>
          <table:table-cell/>
          <table:table-cell office:value-type="float" office:value="19">
            <text:p>19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yperlysinemia </text:p>
          </table:table-cell>
          <table:table-cell office:value-type="string">
            <text:p><text:s/>elevated levels of lysine in the cerebrospinal fluid and blood 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C25]-[.D25]" office:value-type="float" office:value="-84">
            <text:p>-84</text:p>
          </table:table-cell>
          <table:table-cell table:formula="of:=[.E25]^2" office:value-type="float" office:value="7056">
            <text:p>7056</text:p>
          </table:table-cell>
          <table:table-cell/>
          <table:table-cell office:value-type="float" office:value="20">
            <text:p>20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>
            <text:p><text:s text:c="4"/>Jackson-Weiss syndrome </text:p>
          </table:table-cell>
          <table:table-cell office:value-type="string">
            <text:p><text:s/>tarsal and/or metatarsal coalitions and variable craniosynostosis, accompanied by facial anomalies, broad halluces and normal hands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26]-[.D26]" office:value-type="float" office:value="-39">
            <text:p>-39</text:p>
          </table:table-cell>
          <table:table-cell table:formula="of:=[.E26]^2" office:value-type="float" office:value="1521">
            <text:p>1521</text:p>
          </table:table-cell>
          <table:table-cell/>
          <table:table-cell office:value-type="float" office:value="21">
            <text:p>21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Jalili syndrome </text:p>
          </table:table-cell>
          <table:table-cell office:value-type="string">
            <text:p><text:s/>amelogenesis imperfecta and cone-rod retinal dystrophy 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[.C27]-[.D27]" office:value-type="float" office:value="-34">
            <text:p>-34</text:p>
          </table:table-cell>
          <table:table-cell table:formula="of:=[.E27]^2" office:value-type="float" office:value="1156">
            <text:p>1156</text:p>
          </table:table-cell>
          <table:table-cell/>
          <table:table-cell office:value-type="float" office:value="22">
            <text:p>22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Jeune syndrome </text:p>
          </table:table-cell>
          <table:table-cell office:value-type="string">
            <text:p><text:s/>narrow thorax and short limb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8]-[.D28]" office:value-type="float" office:value="-1">
            <text:p>-1</text:p>
          </table:table-cell>
          <table:table-cell table:formula="of:=[.E28]^2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Myeloma, multiple </text:p>
          </table:table-cell>
          <table:table-cell office:value-type="string">
            <text:p><text:s/>overproduction of abnormal plasma cells in the bone marrow and manifested by skeletal destruction, bone pain, and presence of abnormous immunoglobulins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9]-[.D29]" office:value-type="float" office:value="-2">
            <text:p>-2</text:p>
          </table:table-cell>
          <table:table-cell table:formula="of:=[.E29]^2"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Trichodental syndrome </text:p>
          </table:table-cell>
          <table:table-cell office:value-type="string">
            <text:p><text:s/>fine, dry and short hair with dental anomalies 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C30]-[.D30]" office:value-type="float" office:value="-59">
            <text:p>-59</text:p>
          </table:table-cell>
          <table:table-cell table:formula="of:=[.E30]^2" office:value-type="float" office:value="3481">
            <text:p>3481</text:p>
          </table:table-cell>
          <table:table-cell/>
          <table:table-cell office:value-type="float" office:value="25">
            <text:p>25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AVERAGE([.H6:.H32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5&quot;)" office:value-type="float" office:value="28">
            <text:p>28</text:p>
          </table:table-cell>
          <table:table-cell table:formula="of:=COUNTIF([.D2:.D30]; &quot;&lt;=5&quot;)" office:value-type="float" office:value="8">
            <text:p>8</text:p>
          </table:table-cell>
          <table:table-cell/>
          <table:table-cell table:formula="of:=COUNT([.C2:.C30])" office:value-type="float" office:value="29">
            <text:p>29</text:p>
          </table:table-cell>
          <table:table-cell table:formula="of:=[.N38]/[.Q38]*100" office:value-type="float" office:value="96.551724137931">
            <text:p>96.5517241379</text:p>
          </table:table-cell>
          <table:table-cell table:formula="of:=[.O38]/[.Q38]*100" office:value-type="float" office:value="27.5862068965517">
            <text:p>27.5862068966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AVERAGE([.H39:.H41])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5&quot;)" office:value-type="float" office:value="2">
            <text:p>2</text:p>
          </table:table-cell>
          <table:table-cell table:formula="of:=COUNTIF([.D65:.D76]; &quot;&lt;=5&quot;)" office:value-type="float" office:value="5">
            <text:p>5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39]/[.Q39]*100" office:value-type="float" office:value="22.2222222222222">
            <text:p>22.2222222222</text:p>
          </table:table-cell>
          <table:table-cell table:formula="of:=[.O39]/[.Q39]*100" office:value-type="float" office:value="55.5555555555556">
            <text:p>55.5555555556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AVERAGE([.H39:.H41])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5&quot;)" office:value-type="float" office:value="2">
            <text:p>2</text:p>
          </table:table-cell>
          <table:table-cell table:formula="of:=COUNTIF([.D94:.D98]; &quot;&lt;=5&quot;)" office:value-type="float" office:value="1">
            <text:p>1</text:p>
          </table:table-cell>
          <table:table-cell/>
          <table:table-cell table:formula="of:=COUNT([.C94:.C98])" office:value-type="float" office:value="5">
            <text:p>5</text:p>
          </table:table-cell>
          <table:table-cell table:formula="of:=[.N40]/[.Q40]*100" office:value-type="float" office:value="40">
            <text:p>40</text:p>
          </table:table-cell>
          <table:table-cell table:formula="of:=[.O40]/[.Q40]*100" office:value-type="float" office:value="20">
            <text:p>20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formula="of:=AVERAGE([.H39:.H41])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38:.N40])" office:value-type="float" office:value="32">
            <text:p>32</text:p>
          </table:table-cell>
          <table:table-cell table:formula="of:=SUM([.O38:.O40])" office:value-type="float" office:value="14">
            <text:p>14</text:p>
          </table:table-cell>
          <table:table-cell/>
          <table:table-cell table:formula="of:=SUM([.Q38:.Q40])" office:value-type="float" office:value="43">
            <text:p>43</text:p>
          </table:table-cell>
          <table:table-cell table:formula="of:=[.N42]/[.Q42]*100" office:value-type="float" office:value="74.4186046511628">
            <text:p>74.4186046512</text:p>
          </table:table-cell>
          <table:table-cell table:formula="of:=[.O42]/[.Q42]*100" office:value-type="float" office:value="32.5581395348837">
            <text:p>32.5581395349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AVERAGE([.H43:.H45])" office:value-type="float" office:value="39">
            <text:p>39</text:p>
          </table:table-cell>
          <table:table-cell table:style-name="Default"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AVERAGE([.H43:.H45])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table:formula="of:=AVERAGE([.H43:.H45])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20&quot;)" office:value-type="float" office:value="29">
            <text:p>29</text:p>
          </table:table-cell>
          <table:table-cell table:formula="of:=COUNTIF([.D2:.D30]; &quot;&lt;=20&quot;)" office:value-type="float" office:value="17">
            <text:p>17</text:p>
          </table:table-cell>
          <table:table-cell/>
          <table:table-cell table:formula="of:=COUNT([.D2:.D30])" office:value-type="float" office:value="29">
            <text:p>29</text:p>
          </table:table-cell>
          <table:table-cell table:formula="of:=[.N48]/[.Q48]*100" office:value-type="float" office:value="100">
            <text:p>100</text:p>
          </table:table-cell>
          <table:table-cell table:formula="of:=[.O48]/[.Q48]*100" office:value-type="float" office:value="58.6206896551724">
            <text:p>58.6206896552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table:formula="of:=AVERAGE([.H49:.H51])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20&quot;)" office:value-type="float" office:value="6">
            <text:p>6</text:p>
          </table:table-cell>
          <table:table-cell table:formula="of:=COUNTIF([.D65:.D76]; &quot;&lt;=20&quot;)" office:value-type="float" office:value="7">
            <text:p>7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49]/[.Q49]*100" office:value-type="float" office:value="66.6666666666667">
            <text:p>66.6666666667</text:p>
          </table:table-cell>
          <table:table-cell table:formula="of:=[.O49]/[.Q49]*100" office:value-type="float" office:value="77.7777777777778">
            <text:p>77.7777777778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table:formula="of:=AVERAGE([.H49:.H51])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20&quot;)" office:value-type="float" office:value="4">
            <text:p>4</text:p>
          </table:table-cell>
          <table:table-cell table:formula="of:=COUNTIF([.D94:.D98]; &quot;&lt;=20&quot;)" office:value-type="float" office:value="3">
            <text:p>3</text:p>
          </table:table-cell>
          <table:table-cell/>
          <table:table-cell table:formula="of:=COUNT([.C94:.C98])" office:value-type="float" office:value="5">
            <text:p>5</text:p>
          </table:table-cell>
          <table:table-cell table:formula="of:=[.N50]/[.Q50]*100" office:value-type="float" office:value="80">
            <text:p>80</text:p>
          </table:table-cell>
          <table:table-cell table:formula="of:=[.O50]/[.Q50]*100" office:value-type="float" office:value="60">
            <text:p>60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table:formula="of:=AVERAGE([.H49:.H51])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48:.N50])" office:value-type="float" office:value="39">
            <text:p>39</text:p>
          </table:table-cell>
          <table:table-cell table:formula="of:=SUM([.O48:.O50])" office:value-type="float" office:value="27">
            <text:p>27</text:p>
          </table:table-cell>
          <table:table-cell/>
          <table:table-cell table:formula="of:=SUM([.Q48:.Q50])" office:value-type="float" office:value="43">
            <text:p>43</text:p>
          </table:table-cell>
          <table:table-cell table:formula="of:=[.N52]/[.Q52]*100" office:value-type="float" office:value="90.6976744186047">
            <text:p>90.6976744186</text:p>
          </table:table-cell>
          <table:table-cell table:formula="of:=[.O52]/[.Q52]*100" office:value-type="float" office:value="62.7906976744186">
            <text:p>62.7906976744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9">
            <text:p>49</text:p>
          </table:table-cell>
          <table:table-cell table:style-name="Default" office:value-type="float" office:value="39">
            <text:p>39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ew</text:p>
          </table:table-cell>
          <table:table-cell office:value-type="string">
            <text:p>old</text:p>
          </table:table-cell>
          <table:table-cell table:number-columns-repeated="3"/>
          <table:table-cell table:number-columns-repeated="2" office:value-type="float" office:value="58">
            <text:p>58</text:p>
          </table:table-cell>
          <table:table-cell office:value-type="float" office:value="3001">
            <text:p>300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Cushing syndrome </text:p>
          </table:table-cell>
          <table:table-cell office:value-type="string">
            <text:p><text:s/>hypertension, adrenal, mass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/>
          <table:table-cell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6"/>
        </table:table-row>
        <table:table-row table:style-name="ro1">
          <table:table-cell office:value-type="string">
            <text:p><text:s text:c="4"/>Eosinophilic granuloma </text:p>
          </table:table-cell>
          <table:table-cell office:value-type="string">
            <text:p><text:s/>Hip, lesion, older, child 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string">
            <text:p>ignored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Ehrlichiosis </text:p>
          </table:table-cell>
          <table:table-cell office:value-type="string">
            <text:p><text:s/>fever, bilateral, thigh, pain, weakness 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string">
            <text:p>ignored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Neurofibromatosis type 1 </text:p>
          </table:table-cell>
          <table:table-cell office:value-type="string">
            <text:p><text:s/>multiple, spinal, tumours, skin, tumours 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ignored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Hereditary pheochromocytoma-paraganglioma syndrome </text:p>
          </table:table-cell>
          <table:table-cell office:value-type="string">
            <text:p><text:s/>hypertension, papilledema, headache, renal, mass, cafe, au, lait </text:p>
          </table:table-cell>
          <table:table-cell office:value-type="float" office:value="10">
            <text:p>10</text:p>
          </table:table-cell>
          <table:table-cell office:value-type="float" office:value="414">
            <text:p>4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office:value-type="string">
            <text:p><text:s text:c="4"/>Creutzfeldt-Jakob disease </text:p>
          </table:table-cell>
          <table:table-cell office:value-type="string">
            <text:p><text:s/>ataxia, confusion, insomnia, death 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office:value-type="string">
            <text:p><text:s text:c="4"/>Churg-Strauss syndrome </text:p>
          </table:table-cell>
          <table:table-cell office:value-type="string">
            <text:p><text:s/>Wheeze, weight, loss, ANCA, haemoptysis, haematuria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style-name="Default"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5:.C93])" office:value-type="float" office:value="2.54216604356697">
            <text:p>2.5421660436</text:p>
          </table:table-cell>
          <table:table-cell table:formula="of:=SKEW([.D65:.D93])" office:value-type="float" office:value="2.98082999877366">
            <text:p>2.9808299988</text:p>
          </table:table-cell>
          <table:table-cell table:number-columns-repeated="5"/>
        </table:table-row>
        <table:table-row table:style-name="ro1">
          <table:table-cell office:value-type="string">
            <text:p><text:s text:c="4"/>Dermatomyositis </text:p>
          </table:table-cell>
          <table:table-cell office:value-type="string">
            <text:p><text:s/>myopathy, neoplasia, dysphagia, rash, periorbital, swelling 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style-name="Default"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K68:.K91]; &quot;B&quot;;[.I68:.I91])" office:value-type="float" office:value="68">
            <text:p>68</text:p>
          </table:table-cell>
          <table:table-cell table:style-name="ce3" table:formula="of:=SUMIF([.K68:.K91]; &quot;A&quot;;[.I68:.I91])"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string">
            <text:p><text:s text:c="4"/>Cat-scratch disease </text:p>
          </table:table-cell>
          <table:table-cell office:value-type="string">
            <text:p><text:s/>renal, transplant, fever, cat, lymphadenopathy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table:style-name="Default"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68:.K91]; &quot;B&quot;)" office:value-type="float" office:value="9">
            <text:p>9</text:p>
          </table:table-cell>
          <table:table-cell table:style-name="ce3" table:formula="of:=COUNTIF([.K68:.K91]; &quot;A&quot;)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<text:s text:c="4"/>Toxic epidermal necrolysis (TEN) </text:p>
          </table:table-cell>
          <table:table-cell office:value-type="string">
            <text:p><text:s/>bullous, skin, conditions, respiratory, failure, carbamazepine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table:style-name="Default"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<text:s text:c="4"/>MELAS syndrome </text:p>
          </table:table-cell>
          <table:table-cell office:value-type="string">
            <text:p><text:s/>seizure, confusion, dysphasia, T2, lesions 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style-name="Default"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M73:.N73])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<text:s text:c="4"/>Brugada syndrome </text:p>
          </table:table-cell>
          <table:table-cell office:value-type="string">
            <text:p><text:s/>cardiac arrest sleep 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table:style-name="Default"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formula="of:=AVERAGE([.H77:.H80])" office:value-type="float" office:value="11.5">
            <text:p>11.5</text:p>
          </table:table-cell>
          <table:table-cell table:style-name="Default"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formula="of:=AVERAGE([.H77:.H80])" office:value-type="float" office:value="11.5">
            <text:p>11.5</text:p>
          </table:table-cell>
          <table:table-cell table:style-name="Default"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75]*([.N75]+1))) * ((([.N72]^2)/[.N73]) + (([.M72]^2)/[.M73])) - 3*([.N75]+1)" office:value-type="float" office:value="2.38791423001949">
            <text:p>2.3879142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formula="of:=AVERAGE([.H77:.H80])" office:value-type="float" office:value="11.5">
            <text:p>11.5</text:p>
          </table:table-cell>
          <table:table-cell table:style-name="Default"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77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AVERAGE([.H77:.H80])" office:value-type="float" office:value="11.5">
            <text:p>11.5</text:p>
          </table:table-cell>
          <table:table-cell table:style-name="Default"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4">
            <text:p>14</text:p>
          </table:table-cell>
          <table:table-cell table:style-name="Default" office:value-type="float" office:value="27">
            <text:p>2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5">
            <text:p>15</text:p>
          </table:table-cell>
          <table:table-cell table:style-name="Default" office:value-type="float" office:value="30">
            <text:p>30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6">
            <text:p>16</text:p>
          </table:table-cell>
          <table:table-cell table:style-name="Default" office:value-type="float" office:value="63">
            <text:p>63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17">
            <text:p>17</text:p>
          </table:table-cell>
          <table:table-cell table:style-name="Default"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8">
            <text:p>18</text:p>
          </table:table-cell>
          <table:table-cell table:style-name="Default" office:value-type="float" office:value="414">
            <text:p>41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 table:number-rows-repeated="8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14">
            <text:p>14</text:p>
          </table:table-cell>
          <table:table-cell office:value-type="float" office:value="1718">
            <text:p>1718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Default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style-name="Default"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3:.C121])" office:value-type="float" office:value="2.12297070743315">
            <text:p>2.1229707074</text:p>
          </table:table-cell>
          <table:table-cell table:formula="of:=SKEW([.D93:.D121])" office:value-type="float" office:value="2.19251178623346">
            <text:p>2.192511786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style-name="Default"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K97:.K120]; &quot;B&quot;;[.I97:.I120])" office:value-type="float" office:value="31.5">
            <text:p>31.5</text:p>
          </table:table-cell>
          <table:table-cell table:formula="of:=SUMIF([.K97:.K120]; &quot;A&quot;;[.I97:.I120])" office:value-type="float" office:value="23.5">
            <text:p>23.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table:style-name="Default"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97:.K106]; &quot;B&quot;)" office:value-type="float" office:value="5">
            <text:p>5</text:p>
          </table:table-cell>
          <table:table-cell table:formula="of:=COUNTIF([.K97:.K106]; &quot;A&quot;)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7">
            <text:p>7</text:p>
          </table:table-cell>
          <table:table-cell table:style-name="Default"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8">
            <text:p>8</text:p>
          </table:table-cell>
          <table:table-cell table:style-name="Default"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102:.N10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table:style-name="Default"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0">
            <text:p>10</text:p>
          </table:table-cell>
          <table:table-cell table:style-name="Default"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H_{stat}</text:p>
          </table:table-cell>
          <table:table-cell/>
          <table:table-cell table:formula="of:=(12 / ([.N104]*([.N104]+1))) * ((([.N101]^2)/[.N102]) + (([.M101]^2)/[.M102])) - 3*([.N104]+1)" office:value-type="float" office:value="0.698181818181816">
            <text:p>0.698181818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H_{crit}</text:p>
          </table:table-cell>
          <table:table-cell/>
          <table:table-cell table:formula="of:=LEGACY.CHIINV(0.05; [.N106])" office:value-type="float" office:value="3.84145882069413">
            <text:p>3.841458820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not significant</text:p>
          </table:table-cell>
          <table:table-cell table:number-columns-repeated="7"/>
        </table:table-row>
      </table:table>
      <table:table table:name="B Test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office:value-type="string">
            <text:p>Fo-Fe</text:p>
          </table:table-cell>
          <table:table-cell office:value-type="string">
            <text:p>(Fo-Fe)^2</text:p>
          </table:table-cell>
          <table:table-cell office:value-type="string">
            <text:p>(Fo-Fe)^2/Fe</text:p>
          </table:table-cell>
          <table:table-cell office:value-type="string">
            <text:p>Sum</text:p>
          </table:table-cell>
          <table:table-cell table:number-columns-repeated="11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]-[.C2]" office:value-type="float" office:value="0">
            <text:p>0</text:p>
          </table:table-cell>
          <table:table-cell table:formula="of:=[.E2]^2" office:value-type="float" office:value="0">
            <text:p>0</text:p>
          </table:table-cell>
          <table:table-cell table:number-columns-repeated="5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5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table:formula="of:=[.C3]-[.C3]" office:value-type="float" office:value="0">
            <text:p>0</text:p>
          </table:table-cell>
          <table:table-cell table:formula="of:=[.E3]^2" office:value-type="float" office:value="0">
            <text:p>0</text:p>
          </table:table-cell>
          <table:table-cell table:number-columns-repeated="5"/>
          <table:table-cell office:value-type="string">
            <text:p>Parameter</text:p>
          </table:table-cell>
          <table:table-cell office:value-type="string">
            <text:p>Raw google</text:p>
          </table:table-cell>
          <table:table-cell office:value-type="string">
            <text:p>Google noise reduced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]-[.C4]" office:value-type="float" office:value="0">
            <text:p>0</text:p>
          </table:table-cell>
          <table:table-cell table:formula="of:=[.E4]^2" office:value-type="float" office:value="0">
            <text:p>0</text:p>
          </table:table-cell>
          <table:table-cell table:number-columns-repeated="5"/>
          <table:table-cell office:value-type="string">
            <text:p>Skrew</text:p>
          </table:table-cell>
          <table:table-cell table:formula="of:=SKEW([.C2:.C30])" office:value-type="float" office:value="4.40895226013256">
            <text:p>4.4089522601</text:p>
          </table:table-cell>
          <table:table-cell table:formula="of:=SKEW([.D2:.D30])" office:value-type="float" office:value="4.79292134747736">
            <text:p>4.7929213475</text:p>
          </table:table-cell>
          <table:table-cell table:number-columns-repeated="5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[.C5]-[.C5]" office:value-type="float" office:value="0">
            <text:p>0</text:p>
          </table:table-cell>
          <table:table-cell table:formula="of:=[.E5]^2" office:value-type="float" office:value="0">
            <text:p>0</text:p>
          </table:table-cell>
          <table:table-cell table:number-columns-repeated="3"/>
          <table:table-cell table:style-name="ce1"/>
          <table:table-cell/>
          <table:table-cell office:value-type="string">
            <text:p>R_{i}</text:p>
          </table:table-cell>
          <table:table-cell table:formula="of:=SUMIF([.K6:.K63]; &quot;B&quot;;[.I6:.I63])" office:value-type="float" office:value="1049.5">
            <text:p>1049.5</text:p>
          </table:table-cell>
          <table:table-cell table:formula="of:=SUMIF([.K6:.K63]; &quot;A&quot;;[.I6:.I63])" office:value-type="float" office:value="663.5">
            <text:p>663.5</text:p>
          </table:table-cell>
          <table:table-cell table:number-columns-repeated="5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C6]-[.C6]" office:value-type="float" office:value="0">
            <text:p>0</text:p>
          </table:table-cell>
          <table:table-cell table:formula="of:=[.E6]^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:.K63]; &quot;B&quot;)" office:value-type="float" office:value="29">
            <text:p>29</text:p>
          </table:table-cell>
          <table:table-cell table:formula="of:=COUNTIF([.K6:.K63]; &quot;A&quot;)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7]-[.C7]" office:value-type="float" office:value="0">
            <text:p>0</text:p>
          </table:table-cell>
          <table:table-cell table:formula="of:=[.E7]^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8]-[.C8]" office:value-type="float" office:value="0">
            <text:p>0</text:p>
          </table:table-cell>
          <table:table-cell table:formula="of:=[.E8]^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6:.N6])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table:formula="of:=[.C9]-[.C9]" office:value-type="float" office:value="0">
            <text:p>0</text:p>
          </table:table-cell>
          <table:table-cell table:formula="of:=[.E9]^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0]-[.C10]" office:value-type="float" office:value="0">
            <text:p>0</text:p>
          </table:table-cell>
          <table:table-cell table:formula="of:=[.E10]^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C11]-[.C11]" office:value-type="float" office:value="0">
            <text:p>0</text:p>
          </table:table-cell>
          <table:table-cell table:formula="of:=[.E11]^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8]*([.N8]+1))) * ((([.N5]^2)/[.N6]) + (([.M5]^2)/[.M6])) - 3*([.N8]+1)" office:value-type="float" office:value="9.42243898506621">
            <text:p>9.4224389851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2]-[.C12]" office:value-type="float" office:value="0">
            <text:p>0</text:p>
          </table:table-cell>
          <table:table-cell table:formula="of:=[.E12]^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10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3]-[.C13]" office:value-type="float" office:value="0">
            <text:p>0</text:p>
          </table:table-cell>
          <table:table-cell table:formula="of:=[.E13]^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14]-[.C14]" office:value-type="float" office:value="0">
            <text:p>0</text:p>
          </table:table-cell>
          <table:table-cell table:formula="of:=[.E14]^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5]-[.C15]" office:value-type="float" office:value="0">
            <text:p>0</text:p>
          </table:table-cell>
          <table:table-cell table:formula="of:=[.E15]^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H6:.H15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6]-[.C16]" office:value-type="float" office:value="0">
            <text:p>0</text:p>
          </table:table-cell>
          <table:table-cell table:formula="of:=[.E16]^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17]-[.C17]" office:value-type="float" office:value="0">
            <text:p>0</text:p>
          </table:table-cell>
          <table:table-cell table:formula="of:=[.E17]^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18]-[.C18]" office:value-type="float" office:value="0">
            <text:p>0</text:p>
          </table:table-cell>
          <table:table-cell table:formula="of:=[.E18]^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19]-[.C19]" office:value-type="float" office:value="0">
            <text:p>0</text:p>
          </table:table-cell>
          <table:table-cell table:formula="of:=[.E19]^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0]-[.C20]" office:value-type="float" office:value="0">
            <text:p>0</text:p>
          </table:table-cell>
          <table:table-cell table:formula="of:=[.E20]^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C21]-[.C21]" office:value-type="float" office:value="0">
            <text:p>0</text:p>
          </table:table-cell>
          <table:table-cell table:formula="of:=[.E21]^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H16:.H21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C22]-[.C22]" office:value-type="float" office:value="0">
            <text:p>0</text:p>
          </table:table-cell>
          <table:table-cell table:formula="of:=[.E22]^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23]-[.C23]" office:value-type="float" office:value="0">
            <text:p>0</text:p>
          </table:table-cell>
          <table:table-cell table:formula="of:=[.E23]^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4]-[.C24]" office:value-type="float" office:value="0">
            <text:p>0</text:p>
          </table:table-cell>
          <table:table-cell table:formula="of:=[.E24]^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5]-[.C25]" office:value-type="float" office:value="0">
            <text:p>0</text:p>
          </table:table-cell>
          <table:table-cell table:formula="of:=[.E25]^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26]-[.C26]" office:value-type="float" office:value="0">
            <text:p>0</text:p>
          </table:table-cell>
          <table:table-cell table:formula="of:=[.E26]^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28]-[.C28]" office:value-type="float" office:value="0">
            <text:p>0</text:p>
          </table:table-cell>
          <table:table-cell table:formula="of:=[.E28]^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9]-[.C29]" office:value-type="float" office:value="0">
            <text:p>0</text:p>
          </table:table-cell>
          <table:table-cell table:formula="of:=[.E29]^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30]-[.C30]" office:value-type="float" office:value="0">
            <text:p>0</text:p>
          </table:table-cell>
          <table:table-cell table:formula="of:=[.E30]^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AVERAGE([.H22:.H32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googled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AVERAGE([.H33:.H38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5&quot;)" office:value-type="float" office:value="21">
            <text:p>21</text:p>
          </table:table-cell>
          <table:table-cell table:formula="of:=COUNTIF([.D2:.D30]; &quot;&lt;=5&quot;)" office:value-type="float" office:value="12">
            <text:p>12</text:p>
          </table:table-cell>
          <table:table-cell/>
          <table:table-cell table:formula="of:=COUNT([.D2:.D30])" office:value-type="float" office:value="29">
            <text:p>29</text:p>
          </table:table-cell>
          <table:table-cell table:formula="of:=[.N38]/[.Q38]*100" office:value-type="float" office:value="72.4137931034483">
            <text:p>72.4137931034</text:p>
          </table:table-cell>
          <table:table-cell table:formula="of:=[.O38]/[.Q38]*100" office:value-type="float" office:value="41.3793103448276">
            <text:p>41.3793103448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AVERAGE([.H39:.H40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5&quot;)" office:value-type="float" office:value="8">
            <text:p>8</text:p>
          </table:table-cell>
          <table:table-cell table:formula="of:=COUNTIF([.D65:.D76]; &quot;&lt;=5&quot;)" office:value-type="float" office:value="5">
            <text:p>5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39]/[.Q39]*100" office:value-type="float" office:value="88.8888888888889">
            <text:p>88.8888888889</text:p>
          </table:table-cell>
          <table:table-cell table:formula="of:=[.O39]/[.Q39]*100" office:value-type="float" office:value="55.5555555555556">
            <text:p>55.5555555556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AVERAGE([.H39:.H40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5&quot;)" office:value-type="float" office:value="2">
            <text:p>2</text:p>
          </table:table-cell>
          <table:table-cell table:formula="of:=COUNTIF([.D94:.D98]; &quot;&lt;=5&quot;)" office:value-type="float" office:value="1">
            <text:p>1</text:p>
          </table:table-cell>
          <table:table-cell/>
          <table:table-cell table:formula="of:=COUNT([.C94:.C98])" office:value-type="float" office:value="5">
            <text:p>5</text:p>
          </table:table-cell>
          <table:table-cell table:formula="of:=[.N40]/[.Q40]*100" office:value-type="float" office:value="40">
            <text:p>40</text:p>
          </table:table-cell>
          <table:table-cell table:formula="of:=[.O40]/[.Q40]*100" office:value-type="float" office:value="20">
            <text:p>20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formula="of:=AVERAGE([.H41:.H43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AVERAGE([.H41:.H43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38:.N40])" office:value-type="float" office:value="31">
            <text:p>31</text:p>
          </table:table-cell>
          <table:table-cell table:formula="of:=SUM([.O38:.O40])" office:value-type="float" office:value="18">
            <text:p>18</text:p>
          </table:table-cell>
          <table:table-cell/>
          <table:table-cell table:formula="of:=SUM([.Q38:.Q40])" office:value-type="float" office:value="43">
            <text:p>43</text:p>
          </table:table-cell>
          <table:table-cell table:formula="of:=[.N42]/[.Q42]*100" office:value-type="float" office:value="72.093023255814">
            <text:p>72.0930232558</text:p>
          </table:table-cell>
          <table:table-cell table:formula="of:=[.O42]/[.Q42]*100" office:value-type="float" office:value="41.8604651162791">
            <text:p>41.8604651163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AVERAGE([.H41:.H43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table:formula="of:=AVERAGE([.H47:.H50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43">
            <text:p>43</text:p>
          </table:table-cell>
          <table:table-cell table:formula="of:=AVERAGE([.H47:.H50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20&quot;)" office:value-type="float" office:value="27">
            <text:p>27</text:p>
          </table:table-cell>
          <table:table-cell table:formula="of:=COUNTIF([.D2:.D30]; &quot;&lt;=20&quot;)" office:value-type="float" office:value="25">
            <text:p>25</text:p>
          </table:table-cell>
          <table:table-cell/>
          <table:table-cell table:formula="of:=COUNT([.D2:.D30])" office:value-type="float" office:value="29">
            <text:p>29</text:p>
          </table:table-cell>
          <table:table-cell table:formula="of:=[.N48]/[.Q48]*100" office:value-type="float" office:value="93.1034482758621">
            <text:p>93.1034482759</text:p>
          </table:table-cell>
          <table:table-cell table:formula="of:=[.O48]/[.Q48]*100" office:value-type="float" office:value="86.2068965517241">
            <text:p>86.2068965517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table:formula="of:=AVERAGE([.H47:.H50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20&quot;)" office:value-type="float" office:value="9">
            <text:p>9</text:p>
          </table:table-cell>
          <table:table-cell table:formula="of:=COUNTIF([.D65:.D76]; &quot;&lt;=20&quot;)" office:value-type="float" office:value="9">
            <text:p>9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49]/[.Q49]*100" office:value-type="float" office:value="100">
            <text:p>100</text:p>
          </table:table-cell>
          <table:table-cell table:formula="of:=[.O49]/[.Q49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table:formula="of:=AVERAGE([.H47:.H50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20&quot;)" office:value-type="float" office:value="4">
            <text:p>4</text:p>
          </table:table-cell>
          <table:table-cell table:formula="of:=COUNTIF([.D94:.D98]; &quot;&lt;=20&quot;)" office:value-type="float" office:value="3">
            <text:p>3</text:p>
          </table:table-cell>
          <table:table-cell/>
          <table:table-cell table:formula="of:=COUNT([.C94:.C98])" office:value-type="float" office:value="5">
            <text:p>5</text:p>
          </table:table-cell>
          <table:table-cell table:formula="of:=[.N50]/[.Q50]*100" office:value-type="float" office:value="80">
            <text:p>80</text:p>
          </table:table-cell>
          <table:table-cell table:formula="of:=[.O50]/[.Q50]*100" office:value-type="float" office:value="60">
            <text:p>60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table:formula="of:=AVERAGE([.H51:.H54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table:formula="of:=AVERAGE([.H51:.H54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N48:.N50])" office:value-type="float" office:value="40">
            <text:p>40</text:p>
          </table:table-cell>
          <table:table-cell table:formula="of:=SUM([.O48:.O50])" office:value-type="float" office:value="37">
            <text:p>37</text:p>
          </table:table-cell>
          <table:table-cell/>
          <table:table-cell table:formula="of:=SUM([.Q48:.Q50])" office:value-type="float" office:value="43">
            <text:p>43</text:p>
          </table:table-cell>
          <table:table-cell table:formula="of:=[.N52]/[.Q52]*100" office:value-type="float" office:value="93.0232558139535">
            <text:p>93.023255814</text:p>
          </table:table-cell>
          <table:table-cell table:formula="of:=[.O52]/[.Q52]*100" office:value-type="float" office:value="86.046511627907">
            <text:p>86.0465116279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table:formula="of:=AVERAGE([.H51:.H54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9">
            <text:p>49</text:p>
          </table:table-cell>
          <table:table-cell table:formula="of:=AVERAGE([.H51:.H54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MJ</text:p>
          </table:table-cell>
          <table:table-cell table:number-columns-repeated="6"/>
          <table:table-cell table:number-columns-repeated="2"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number-columns-repeated="3"/>
          <table:table-cell table:number-columns-repeated="2" office:value-type="float" office:value="58">
            <text:p>58</text:p>
          </table:table-cell>
          <table:table-cell office:value-type="float" office:value="230">
            <text:p>23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6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15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AVERAGE([.H68:.H7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AVERAGE([.H68:.H7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AVERAGE([.H68:.H7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5:.C93])" office:value-type="float" office:value="1.1020620746249">
            <text:p>1.1020620746</text:p>
          </table:table-cell>
          <table:table-cell table:formula="of:=SKEW([.D65:.D93])" office:value-type="float" office:value="0.905149240783147">
            <text:p>0.9051492408</text:p>
          </table:table-cell>
          <table:table-cell table:number-columns-repeated="5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K68:.K91]; &quot;B&quot;;[.I68:.I91])" office:value-type="float" office:value="101">
            <text:p>101</text:p>
          </table:table-cell>
          <table:table-cell table:style-name="ce3" table:formula="of:=SUMIF([.K68:.K91]; &quot;A&quot;;[.I68:.I91])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68:.K91]; &quot;B&quot;)" office:value-type="float" office:value="9">
            <text:p>9</text:p>
          </table:table-cell>
          <table:table-cell table:style-name="ce3" table:formula="of:=COUNTIF([.K68:.K91]; &quot;A&quot;)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M73:.N73])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AVERAGE([.H76:.H78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formula="of:=AVERAGE([.H76:.H78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formula="of:=AVERAGE([.H76:.H78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N75]*([.N75]+1))) * ((([.N72]^2)/[.N73]) + (([.M72]^2)/[.M73])) - 3*([.N75]+1)" office:value-type="float" office:value="1.87329434697855">
            <text:p>1.87329434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77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14">
            <text:p>14</text:p>
          </table:table-cell>
          <table:table-cell office:value-type="float" office:value="1718">
            <text:p>1718</text:p>
          </table:table-cell>
          <table:table-cell table:number-columns-repeated="15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3:.C121])" office:value-type="float" office:value="2.12297070743315">
            <text:p>2.1229707074</text:p>
          </table:table-cell>
          <table:table-cell table:formula="of:=SKEW([.D93:.D121])" office:value-type="float" office:value="2.19251178623346">
            <text:p>2.192511786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K97:.K120]; &quot;B&quot;;[.I97:.I120])" office:value-type="float" office:value="31.5">
            <text:p>31.5</text:p>
          </table:table-cell>
          <table:table-cell table:formula="of:=SUMIF([.K97:.K120]; &quot;A&quot;;[.I97:.I120])" office:value-type="float" office:value="23.5">
            <text:p>23.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97:.K106]; &quot;B&quot;)" office:value-type="float" office:value="5">
            <text:p>5</text:p>
          </table:table-cell>
          <table:table-cell table:formula="of:=COUNTIF([.K97:.K106]; &quot;A&quot;)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102:.N10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0">
            <text:p>10</text:p>
          </table:table-cell>
          <table:table-cell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stat}</text:p>
          </table:table-cell>
          <table:table-cell/>
          <table:table-cell table:formula="of:=(12 / ([.N104]*([.N104]+1))) * ((([.N101]^2)/[.N102]) + (([.M101]^2)/[.M102])) - 3*([.N104]+1)" office:value-type="float" office:value="0.698181818181816">
            <text:p>0.698181818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crit}</text:p>
          </table:table-cell>
          <table:table-cell/>
          <table:table-cell table:formula="of:=LEGACY.CHIINV(0.05; [.N106])" office:value-type="float" office:value="3.84145882069413">
            <text:p>3.8414588207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1"/>
          <table:table-cell office:value-type="string">
            <text:p>not significant</text:p>
          </table:table-cell>
          <table:table-cell table:number-columns-repeated="7"/>
        </table:table-row>
      </table:table>
      <table:table table:name="C Tests using TFIDF and TFIDF NLP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2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office:value-type="string">
            <text:p>Fo-Fe</text:p>
          </table:table-cell>
          <table:table-cell office:value-type="string">
            <text:p>(Fo-Fe)^2</text:p>
          </table:table-cell>
          <table:table-cell office:value-type="string">
            <text:p>(Fo-Fe)^2/Fe</text:p>
          </table:table-cell>
          <table:table-cell office:value-type="string">
            <text:p>Sum</text:p>
          </table:table-cell>
          <table:table-cell table:number-columns-repeated="11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C2]-[.C2]" office:value-type="float" office:value="0">
            <text:p>0</text:p>
          </table:table-cell>
          <table:table-cell table:formula="of:=[.E2]^2" office:value-type="float" office:value="0">
            <text:p>0</text:p>
          </table:table-cell>
          <table:table-cell table:number-columns-repeated="5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5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formula="of:=[.C3]-[.C3]" office:value-type="float" office:value="0">
            <text:p>0</text:p>
          </table:table-cell>
          <table:table-cell table:formula="of:=[.E3]^2" office:value-type="float" office:value="0">
            <text:p>0</text:p>
          </table:table-cell>
          <table:table-cell table:number-columns-repeated="5"/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4]-[.C4]" office:value-type="float" office:value="0">
            <text:p>0</text:p>
          </table:table-cell>
          <table:table-cell table:formula="of:=[.E4]^2" office:value-type="float" office:value="0">
            <text:p>0</text:p>
          </table:table-cell>
          <table:table-cell table:number-columns-repeated="5"/>
          <table:table-cell office:value-type="string">
            <text:p>Skrew</text:p>
          </table:table-cell>
          <table:table-cell table:formula="of:=SKEW([.C2:.C30])" office:value-type="float" office:value="3.50963132457773">
            <text:p>3.5096313246</text:p>
          </table:table-cell>
          <table:table-cell table:formula="of:=SKEW([.D2:.D30])" office:value-type="float" office:value="2.6569379569537">
            <text:p>2.656937957</text:p>
          </table:table-cell>
          <table:table-cell table:number-columns-repeated="5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5]-[.C5]" office:value-type="float" office:value="0">
            <text:p>0</text:p>
          </table:table-cell>
          <table:table-cell table:formula="of:=[.E5]^2" office:value-type="float" office:value="0">
            <text:p>0</text:p>
          </table:table-cell>
          <table:table-cell table:number-columns-repeated="3"/>
          <table:table-cell table:style-name="ce1"/>
          <table:table-cell/>
          <table:table-cell office:value-type="string">
            <text:p>R_{i}</text:p>
          </table:table-cell>
          <table:table-cell table:formula="of:=SUMIF([.K6:.K63]; &quot;B&quot;;[.I6:.I63])" office:value-type="float" office:value="1146">
            <text:p>1146</text:p>
          </table:table-cell>
          <table:table-cell table:formula="of:=SUMIF([.K6:.K63]; &quot;A&quot;;[.I6:.I63])" office:value-type="float" office:value="565">
            <text:p>565</text:p>
          </table:table-cell>
          <table:table-cell table:number-columns-repeated="5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C6]-[.C6]" office:value-type="float" office:value="0">
            <text:p>0</text:p>
          </table:table-cell>
          <table:table-cell table:formula="of:=[.E6]^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:.K63]; &quot;B&quot;)" office:value-type="float" office:value="29">
            <text:p>29</text:p>
          </table:table-cell>
          <table:table-cell table:formula="of:=COUNTIF([.K6:.K63]; &quot;A&quot;)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7]-[.C7]" office:value-type="float" office:value="0">
            <text:p>0</text:p>
          </table:table-cell>
          <table:table-cell table:formula="of:=[.E7]^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C8]-[.C8]" office:value-type="float" office:value="0">
            <text:p>0</text:p>
          </table:table-cell>
          <table:table-cell table:formula="of:=[.E8]^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6:.N6])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C9]-[.C9]" office:value-type="float" office:value="0">
            <text:p>0</text:p>
          </table:table-cell>
          <table:table-cell table:formula="of:=[.E9]^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10]-[.C10]" office:value-type="float" office:value="0">
            <text:p>0</text:p>
          </table:table-cell>
          <table:table-cell table:formula="of:=[.E10]^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11]-[.C11]" office:value-type="float" office:value="0">
            <text:p>0</text:p>
          </table:table-cell>
          <table:table-cell table:formula="of:=[.E11]^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8]*([.N8]+1))) * ((([.N5]^2)/[.N6]) + (([.M5]^2)/[.M6])) - 3*([.N8]+1)" office:value-type="float" office:value="20.4091779358713">
            <text:p>20.4091779359</text:p>
          </table:table-cell>
          <table:table-cell table:number-columns-repeated="5"/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2]-[.C12]" office:value-type="float" office:value="0">
            <text:p>0</text:p>
          </table:table-cell>
          <table:table-cell table:formula="of:=[.E12]^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10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13]-[.C13]" office:value-type="float" office:value="0">
            <text:p>0</text:p>
          </table:table-cell>
          <table:table-cell table:formula="of:=[.E13]^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14]-[.C14]" office:value-type="float" office:value="0">
            <text:p>0</text:p>
          </table:table-cell>
          <table:table-cell table:formula="of:=[.E14]^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5]-[.C15]" office:value-type="float" office:value="0">
            <text:p>0</text:p>
          </table:table-cell>
          <table:table-cell table:formula="of:=[.E15]^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16]-[.C16]" office:value-type="float" office:value="0">
            <text:p>0</text:p>
          </table:table-cell>
          <table:table-cell table:formula="of:=[.E16]^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[.C17]-[.C17]" office:value-type="float" office:value="0">
            <text:p>0</text:p>
          </table:table-cell>
          <table:table-cell table:formula="of:=[.E17]^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8]-[.C18]" office:value-type="float" office:value="0">
            <text:p>0</text:p>
          </table:table-cell>
          <table:table-cell table:formula="of:=[.E18]^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C19]-[.C19]" office:value-type="float" office:value="0">
            <text:p>0</text:p>
          </table:table-cell>
          <table:table-cell table:formula="of:=[.E19]^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0]-[.C20]" office:value-type="float" office:value="0">
            <text:p>0</text:p>
          </table:table-cell>
          <table:table-cell table:formula="of:=[.E20]^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21]-[.C21]" office:value-type="float" office:value="0">
            <text:p>0</text:p>
          </table:table-cell>
          <table:table-cell table:formula="of:=[.E21]^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22]-[.C22]" office:value-type="float" office:value="0">
            <text:p>0</text:p>
          </table:table-cell>
          <table:table-cell table:formula="of:=[.E22]^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23]-[.C23]" office:value-type="float" office:value="0">
            <text:p>0</text:p>
          </table:table-cell>
          <table:table-cell table:formula="of:=[.E23]^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[.C24]-[.C24]" office:value-type="float" office:value="0">
            <text:p>0</text:p>
          </table:table-cell>
          <table:table-cell table:formula="of:=[.E24]^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C25]-[.C25]" office:value-type="float" office:value="0">
            <text:p>0</text:p>
          </table:table-cell>
          <table:table-cell table:formula="of:=[.E25]^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6]-[.C26]" office:value-type="float" office:value="0">
            <text:p>0</text:p>
          </table:table-cell>
          <table:table-cell table:formula="of:=[.E26]^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28]-[.C28]" office:value-type="float" office:value="0">
            <text:p>0</text:p>
          </table:table-cell>
          <table:table-cell table:formula="of:=[.E28]^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29]-[.C29]" office:value-type="float" office:value="0">
            <text:p>0</text:p>
          </table:table-cell>
          <table:table-cell table:formula="of:=[.E29]^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C30]-[.C30]" office:value-type="float" office:value="0">
            <text:p>0</text:p>
          </table:table-cell>
          <table:table-cell table:formula="of:=[.E30]^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AVERAGE([.H6:.H35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FIDF NLP</text:p>
          </table:table-cell>
          <table:table-cell office:value-type="string">
            <text:p>Unigram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5&quot;)" office:value-type="float" office:value="14">
            <text:p>14</text:p>
          </table:table-cell>
          <table:table-cell table:formula="of:=COUNTIF([.D2:.D30]; &quot;&lt;=5&quot;)" office:value-type="float" office:value="28">
            <text:p>28</text:p>
          </table:table-cell>
          <table:table-cell/>
          <table:table-cell table:formula="of:=COUNT([.D2:.D30])" office:value-type="float" office:value="29">
            <text:p>29</text:p>
          </table:table-cell>
          <table:table-cell table:formula="of:=[.N38]/[.Q38]*100" office:value-type="float" office:value="48.2758620689655">
            <text:p>48.275862069</text:p>
          </table:table-cell>
          <table:table-cell table:formula="of:=[.O38]/[.Q38]*100" office:value-type="float" office:value="96.551724137931">
            <text:p>96.5517241379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5&quot;)" office:value-type="float" office:value="5">
            <text:p>5</text:p>
          </table:table-cell>
          <table:table-cell table:formula="of:=COUNTIF([.D65:.D76]; &quot;&lt;=5&quot;)" office:value-type="float" office:value="2">
            <text:p>2</text:p>
          </table:table-cell>
          <table:table-cell/>
          <table:table-cell table:formula="of:=COUNT([.D65:.D76])" office:value-type="float" office:value="9">
            <text:p>9</text:p>
          </table:table-cell>
          <table:table-cell table:formula="of:=[.N39]/[.Q39]*100" office:value-type="float" office:value="55.5555555555556">
            <text:p>55.5555555556</text:p>
          </table:table-cell>
          <table:table-cell table:formula="of:=[.O39]/[.Q39]*100" office:value-type="float" office:value="22.2222222222222">
            <text:p>22.2222222222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5&quot;)" office:value-type="float" office:value="3">
            <text:p>3</text:p>
          </table:table-cell>
          <table:table-cell table:formula="of:=COUNTIF([.D94:.D98]; &quot;&lt;=5&quot;)" office:value-type="float" office:value="2">
            <text:p>2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40]/[.Q40]*100" office:value-type="float" office:value="60">
            <text:p>60</text:p>
          </table:table-cell>
          <table:table-cell table:formula="of:=[.O40]/[.Q40]*100" office:value-type="float" office:value="40">
            <text:p>40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formula="of:=AVERAGE([.H36:.H41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AVERAGE([.H42:.H45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38:.N40])" office:value-type="float" office:value="22">
            <text:p>22</text:p>
          </table:table-cell>
          <table:table-cell table:formula="of:=SUM([.O38:.O40])" office:value-type="float" office:value="32">
            <text:p>32</text:p>
          </table:table-cell>
          <table:table-cell/>
          <table:table-cell table:formula="of:=SUM([.Q38:.Q40])" office:value-type="float" office:value="43">
            <text:p>43</text:p>
          </table:table-cell>
          <table:table-cell table:formula="of:=[.N42]/[.Q42]*100" office:value-type="float" office:value="51.1627906976744">
            <text:p>51.1627906977</text:p>
          </table:table-cell>
          <table:table-cell table:formula="of:=[.O42]/[.Q42]*100" office:value-type="float" office:value="74.4186046511628">
            <text:p>74.4186046512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AVERAGE([.H42:.H45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AVERAGE([.H42:.H45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table:formula="of:=AVERAGE([.H42:.H45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2:.C30]; &quot;&lt;=20&quot;)" office:value-type="float" office:value="20">
            <text:p>20</text:p>
          </table:table-cell>
          <table:table-cell table:formula="of:=COUNTIF([.D2:.D30]; &quot;&lt;=20&quot;)" office:value-type="float" office:value="29">
            <text:p>29</text:p>
          </table:table-cell>
          <table:table-cell/>
          <table:table-cell table:formula="of:=COUNT([.D2:.D30])" office:value-type="float" office:value="29">
            <text:p>29</text:p>
          </table:table-cell>
          <table:table-cell table:formula="of:=[.N48]/[.Q48]*100" office:value-type="float" office:value="68.9655172413793">
            <text:p>68.9655172414</text:p>
          </table:table-cell>
          <table:table-cell table:formula="of:=[.O48]/[.Q48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20&quot;)" office:value-type="float" office:value="9">
            <text:p>9</text:p>
          </table:table-cell>
          <table:table-cell table:formula="of:=COUNTIF([.D65:.D76]; &quot;&lt;=20&quot;)" office:value-type="float" office:value="6">
            <text:p>6</text:p>
          </table:table-cell>
          <table:table-cell/>
          <table:table-cell table:formula="of:=COUNT([.D65:.D76])" office:value-type="float" office:value="9">
            <text:p>9</text:p>
          </table:table-cell>
          <table:table-cell table:formula="of:=[.N49]/[.Q49]*100" office:value-type="float" office:value="100">
            <text:p>100</text:p>
          </table:table-cell>
          <table:table-cell table:formula="of:=[.O49]/[.Q49]*100" office:value-type="float" office:value="66.6666666666667">
            <text:p>66.6666666667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20&quot;)" office:value-type="float" office:value="4">
            <text:p>4</text:p>
          </table:table-cell>
          <table:table-cell table:formula="of:=COUNTIF([.D94:.D98]; &quot;&lt;=20&quot;)" office:value-type="float" office:value="4">
            <text:p>4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50]/[.Q50]*100" office:value-type="float" office:value="80">
            <text:p>80</text:p>
          </table:table-cell>
          <table:table-cell table:formula="of:=[.O50]/[.Q50]*100" office:value-type="float" office:value="80">
            <text:p>80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table:formula="of:=AVERAGE([.H51:.H53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table:formula="of:=AVERAGE([.H51:.H53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48:.N50])" office:value-type="float" office:value="33">
            <text:p>33</text:p>
          </table:table-cell>
          <table:table-cell table:formula="of:=SUM([.O48:.O50])" office:value-type="float" office:value="39">
            <text:p>39</text:p>
          </table:table-cell>
          <table:table-cell/>
          <table:table-cell table:formula="of:=SUM([.Q48:.Q50])" office:value-type="float" office:value="43">
            <text:p>43</text:p>
          </table:table-cell>
          <table:table-cell table:formula="of:=[.N52]/[.Q52]*100" office:value-type="float" office:value="76.7441860465116">
            <text:p>76.7441860465</text:p>
          </table:table-cell>
          <table:table-cell table:formula="of:=[.O52]/[.Q52]*100" office:value-type="float" office:value="90.6976744186047">
            <text:p>90.6976744186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table:formula="of:=AVERAGE([.H51:.H53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MJ</text:p>
          </table:table-cell>
          <table:table-cell table:number-columns-repeated="6"/>
          <table:table-cell table:number-columns-repeated="2"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8">
            <text:p>58</text:p>
          </table:table-cell>
          <table:table-cell office:value-type="float" office:value="226">
            <text:p>226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6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number-columns-repeated="15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 table:number-columns-repeated="5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D65:.D93])" office:value-type="float" office:value="2.54216604356697">
            <text:p>2.5421660436</text:p>
          </table:table-cell>
          <table:table-cell table:formula="of:=SKEW([.D65:.D93])" office:value-type="float" office:value="2.54216604356697">
            <text:p>2.5421660436</text:p>
          </table:table-cell>
          <table:table-cell table:number-columns-repeated="5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68:.K91]; &quot;B&quot;;[.I68:.I91])" office:value-type="float" office:value="69">
            <text:p>69</text:p>
          </table:table-cell>
          <table:table-cell table:style-name="ce3" table:formula="of:=SUMIF([.K68:.K91]; &quot;A&quot;;[.I68:.I91])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AVERAGE([.H71:.H73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68:.K91]; &quot;B&quot;)" office:value-type="float" office:value="9">
            <text:p>9</text:p>
          </table:table-cell>
          <table:table-cell table:style-name="ce3" table:formula="of:=COUNTIF([.K68:.K91]; &quot;A&quot;)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M73:.N73])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formula="of:=AVERAGE([.H77:.H80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formula="of:=AVERAGE([.H77:.H80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75]*([.N75]+1))) * ((([.N72]^2)/[.N73]) + (([.M72]^2)/[.M73])) - 3*([.N75]+1)" office:value-type="float" office:value="2.12280701754386">
            <text:p>2.122807017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formula="of:=AVERAGE([.H77:.H80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77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AVERAGE([.H77:.H80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15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15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table:number-columns-repeated="2" office:value-type="float" office:value="2">
            <text:p>2</text:p>
          </table:table-cell>
          <table:table-cell table:number-columns-repeated="15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TFIDF NLP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93:.C121])" office:value-type="float" office:value="1.94574416925257">
            <text:p>1.9457441693</text:p>
          </table:table-cell>
          <table:table-cell table:formula="of:=SKEW([.D93:.D121])" office:value-type="float" office:value="2.12297070743315">
            <text:p>2.12297070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97:.K120]; &quot;B&quot;;[.I97:.I120])" office:value-type="float" office:value="23">
            <text:p>23</text:p>
          </table:table-cell>
          <table:table-cell table:formula="of:=SUMIF([.K97:.K120]; &quot;A&quot;;[.I97:.I120])" office:value-type="float" office:value="32">
            <text:p>3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97:.K106]; &quot;B&quot;)" office:value-type="float" office:value="5">
            <text:p>5</text:p>
          </table:table-cell>
          <table:table-cell table:formula="of:=COUNTIF([.K97:.K106]; &quot;A&quot;)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102:.N10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stat}</text:p>
          </table:table-cell>
          <table:table-cell/>
          <table:table-cell table:formula="of:=(12 / ([.N104]*([.N104]+1))) * ((([.N101]^2)/[.N102]) + (([.M101]^2)/[.M102])) - 3*([.N104]+1)" office:value-type="float" office:value="0.883636363636363">
            <text:p>0.883636363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crit}</text:p>
          </table:table-cell>
          <table:table-cell/>
          <table:table-cell table:formula="of:=LEGACY.CHIINV(0.05; [.N106])" office:value-type="float" office:value="3.84145882069413">
            <text:p>3.8414588207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1"/>
          <table:table-cell office:value-type="string">
            <text:p>not significant</text:p>
          </table:table-cell>
          <table:table-cell table:number-columns-repeated="7"/>
        </table:table-row>
      </table:table>
      <table:table table:name="D Tests using ICD10 group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office:value-type="string">
            <text:p>Fo-Fe</text:p>
          </table:table-cell>
          <table:table-cell office:value-type="string">
            <text:p>(Fo-Fe)^2</text:p>
          </table:table-cell>
          <table:table-cell office:value-type="string">
            <text:p>(Fo-Fe)^2/Fe</text:p>
          </table:table-cell>
          <table:table-cell office:value-type="string">
            <text:p>Sum</text:p>
          </table:table-cell>
          <table:table-cell table:number-columns-repeated="11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]-[.D2]" office:value-type="float" office:value="0">
            <text:p>0</text:p>
          </table:table-cell>
          <table:table-cell table:formula="of:=[.E2]^2" office:value-type="float" office:value="0">
            <text:p>0</text:p>
          </table:table-cell>
          <table:table-cell table:number-columns-repeated="5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5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formula="of:=[.D3]-[.D3]" office:value-type="float" office:value="0">
            <text:p>0</text:p>
          </table:table-cell>
          <table:table-cell table:formula="of:=[.E3]^2" office:value-type="float" office:value="0">
            <text:p>0</text:p>
          </table:table-cell>
          <table:table-cell table:number-columns-repeated="5"/>
          <table:table-cell office:value-type="string">
            <text:p>Parameter</text:p>
          </table:table-cell>
          <table:table-cell office:value-type="string">
            <text:p>ICD10</text:p>
          </table:table-cell>
          <table:table-cell office:value-type="string">
            <text:p>ICD10 recalc</text:p>
          </table:table-cell>
          <table:table-cell table:number-columns-repeated="5"/>
        </table:table-row>
        <table:table-row table:style-name="ro1">
          <table:table-cell office:value-type="string">
            <text:p>Cholestasis - lymphedem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4]-[.D4]" office:value-type="float" office:value="0">
            <text:p>0</text:p>
          </table:table-cell>
          <table:table-cell table:formula="of:=[.E4]^2" office:value-type="float" office:value="0">
            <text:p>0</text:p>
          </table:table-cell>
          <table:table-cell table:number-columns-repeated="5"/>
          <table:table-cell office:value-type="string">
            <text:p>Skrew</text:p>
          </table:table-cell>
          <table:table-cell table:formula="of:=SKEW([.C2:.C30])" office:value-type="float" office:value="4.22405851237535">
            <text:p>4.2240585124</text:p>
          </table:table-cell>
          <table:table-cell table:formula="of:=SKEW([.D2:.D30])" office:value-type="float" office:value="3.43159894319704">
            <text:p>3.4315989432</text:p>
          </table:table-cell>
          <table:table-cell table:number-columns-repeated="5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D5]-[.D5]" office:value-type="float" office:value="0">
            <text:p>0</text:p>
          </table:table-cell>
          <table:table-cell table:formula="of:=[.E5]^2" office:value-type="float" office:value="0">
            <text:p>0</text:p>
          </table:table-cell>
          <table:table-cell table:number-columns-repeated="3"/>
          <table:table-cell table:style-name="ce1"/>
          <table:table-cell/>
          <table:table-cell office:value-type="string">
            <text:p>R_{i}</text:p>
          </table:table-cell>
          <table:table-cell table:formula="of:=SUMIF([.K6:.K63]; &quot;B&quot;;[.I6:.I63])" office:value-type="float" office:value="718">
            <text:p>718</text:p>
          </table:table-cell>
          <table:table-cell table:formula="of:=SUMIF([.K6:.K63]; &quot;A&quot;;[.I6:.I63])" office:value-type="float" office:value="660">
            <text:p>660</text:p>
          </table:table-cell>
          <table:table-cell table:number-columns-repeated="5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D6]-[.D6]" office:value-type="float" office:value="0">
            <text:p>0</text:p>
          </table:table-cell>
          <table:table-cell table:formula="of:=[.E6]^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:.K63]; &quot;B&quot;)" office:value-type="float" office:value="26">
            <text:p>26</text:p>
          </table:table-cell>
          <table:table-cell table:formula="of:=COUNTIF([.K6:.K63]; &quot;A&quot;)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7]-[.D7]" office:value-type="float" office:value="0">
            <text:p>0</text:p>
          </table:table-cell>
          <table:table-cell table:formula="of:=[.E7]^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8]-[.D8]" office:value-type="float" office:value="0">
            <text:p>0</text:p>
          </table:table-cell>
          <table:table-cell table:formula="of:=[.E8]^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6:.N6]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formula="of:=[.D9]-[.D9]" office:value-type="float" office:value="0">
            <text:p>0</text:p>
          </table:table-cell>
          <table:table-cell table:formula="of:=[.E9]^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iliary atresia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D10]-[.D10]" office:value-type="float" office:value="0">
            <text:p>0</text:p>
          </table:table-cell>
          <table:table-cell table:formula="of:=[.E10]^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 table:number-columns-repeated="2"/>
          <table:table-cell/>
          <table:table-cell table:formula="of:=[.D11]-[.D11]" office:value-type="float" office:value="0">
            <text:p>0</text:p>
          </table:table-cell>
          <table:table-cell table:formula="of:=[.E11]^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8]*([.N8]+1))) * ((([.N5]^2)/[.N6]) + (([.M5]^2)/[.M6])) - 3*([.N8]+1)" office:value-type="float" office:value="0.281679133638477">
            <text:p>0.2816791336</text:p>
          </table:table-cell>
          <table:table-cell table:number-columns-repeated="5"/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2]-[.D12]" office:value-type="float" office:value="0">
            <text:p>0</text:p>
          </table:table-cell>
          <table:table-cell table:formula="of:=[.E12]^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10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3]-[.D13]" office:value-type="float" office:value="0">
            <text:p>0</text:p>
          </table:table-cell>
          <table:table-cell table:formula="of:=[.E13]^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4]-[.D14]" office:value-type="float" office:value="0">
            <text:p>0</text:p>
          </table:table-cell>
          <table:table-cell table:formula="of:=[.E14]^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5]-[.D15]" office:value-type="float" office:value="0">
            <text:p>0</text:p>
          </table:table-cell>
          <table:table-cell table:formula="of:=[.E15]^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6]-[.D16]" office:value-type="float" office:value="0">
            <text:p>0</text:p>
          </table:table-cell>
          <table:table-cell table:formula="of:=[.E16]^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17]-[.D17]" office:value-type="float" office:value="0">
            <text:p>0</text:p>
          </table:table-cell>
          <table:table-cell table:formula="of:=[.E17]^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18]-[.D18]" office:value-type="float" office:value="0">
            <text:p>0</text:p>
          </table:table-cell>
          <table:table-cell table:formula="of:=[.E18]^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ostello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D19]-[.D19]" office:value-type="float" office:value="0">
            <text:p>0</text:p>
          </table:table-cell>
          <table:table-cell table:formula="of:=[.E19]^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20]-[.D20]" office:value-type="float" office:value="0">
            <text:p>0</text:p>
          </table:table-cell>
          <table:table-cell table:formula="of:=[.E20]^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D21]-[.D21]" office:value-type="float" office:value="0">
            <text:p>0</text:p>
          </table:table-cell>
          <table:table-cell table:formula="of:=[.E21]^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D22]-[.D22]" office:value-type="float" office:value="0">
            <text:p>0</text:p>
          </table:table-cell>
          <table:table-cell table:formula="of:=[.E22]^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D23]-[.D23]" office:value-type="float" office:value="0">
            <text:p>0</text:p>
          </table:table-cell>
          <table:table-cell table:formula="of:=[.E23]^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Hennekam syndrome </text:p>
          </table:table-cell>
          <table:table-cell table:number-columns-repeated="2"/>
          <table:table-cell/>
          <table:table-cell table:formula="of:=[.D24]-[.D24]" office:value-type="float" office:value="0">
            <text:p>0</text:p>
          </table:table-cell>
          <table:table-cell table:formula="of:=[.E24]^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5]-[.D25]" office:value-type="float" office:value="0">
            <text:p>0</text:p>
          </table:table-cell>
          <table:table-cell table:formula="of:=[.E25]^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6]-[.D26]" office:value-type="float" office:value="0">
            <text:p>0</text:p>
          </table:table-cell>
          <table:table-cell table:formula="of:=[.E26]^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Jalili syndrome </text:p>
          </table:table-cell>
          <table:table-cell table:number-columns-repeated="6"/>
          <table:table-cell office:value-type="float" office:value="22">
            <text:p>22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D28]-[.D28]" office:value-type="float" office:value="0">
            <text:p>0</text:p>
          </table:table-cell>
          <table:table-cell table:formula="of:=[.E28]^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Myeloma, multipl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[.D29]-[.D29]" office:value-type="float" office:value="0">
            <text:p>0</text:p>
          </table:table-cell>
          <table:table-cell table:formula="of:=[.E29]^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Trichodental syndrome </text:p>
          </table:table-cell>
          <table:table-cell table:number-columns-repeated="2"/>
          <table:table-cell/>
          <table:table-cell table:formula="of:=[.D30]-[.D30]" office:value-type="float" office:value="0">
            <text:p>0</text:p>
          </table:table-cell>
          <table:table-cell table:formula="of:=[.E30]^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AVERAGE([.H26:.H34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googled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2:.C30]; &quot;&lt;=5&quot;)" office:value-type="float" office:value="20">
            <text:p>20</text:p>
          </table:table-cell>
          <table:table-cell table:formula="of:=COUNTIF([.D2:.D30]; &quot;&lt;=5&quot;)" office:value-type="float" office:value="19">
            <text:p>19</text:p>
          </table:table-cell>
          <table:table-cell/>
          <table:table-cell table:formula="of:=COUNT([.D2:.D30])" office:value-type="float" office:value="25">
            <text:p>25</text:p>
          </table:table-cell>
          <table:table-cell table:formula="of:=[.N38]/[.Q38]*100" office:value-type="float" office:value="80">
            <text:p>80</text:p>
          </table:table-cell>
          <table:table-cell table:formula="of:=[.O38]/[.Q38]*100" office:value-type="float" office:value="76">
            <text:p>76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MJ</text:p>
          </table:table-cell>
          <table:table-cell table:formula="of:=COUNTIF([.C65:.C76]; &quot;&lt;=5&quot;)" office:value-type="float" office:value="8">
            <text:p>8</text:p>
          </table:table-cell>
          <table:table-cell table:formula="of:=COUNTIF([.D65:.D76]; &quot;&lt;=5&quot;)" office:value-type="float" office:value="9">
            <text:p>9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39]/[.Q39]*100" office:value-type="float" office:value="88.8888888888889">
            <text:p>88.8888888889</text:p>
          </table:table-cell>
          <table:table-cell table:formula="of:=[.O39]/[.Q39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4:.C98]; &quot;&lt;=5&quot;)" office:value-type="float" office:value="4">
            <text:p>4</text:p>
          </table:table-cell>
          <table:table-cell table:formula="of:=COUNTIF([.D94:.D98]; &quot;&lt;=5&quot;)" office:value-type="float" office:value="4">
            <text:p>4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40]/[.Q40]*100" office:value-type="float" office:value="80">
            <text:p>80</text:p>
          </table:table-cell>
          <table:table-cell table:formula="of:=[.O40]/[.Q40]*100" office:value-type="float" office:value="80">
            <text:p>80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38:.N40])" office:value-type="float" office:value="32">
            <text:p>32</text:p>
          </table:table-cell>
          <table:table-cell table:formula="of:=SUM([.O38:.O40])" office:value-type="float" office:value="32">
            <text:p>32</text:p>
          </table:table-cell>
          <table:table-cell/>
          <table:table-cell table:formula="of:=SUM([.Q38:.Q40])" office:value-type="float" office:value="39">
            <text:p>39</text:p>
          </table:table-cell>
          <table:table-cell table:formula="of:=[.N42]/[.Q42]*100" office:value-type="float" office:value="82.051282051282">
            <text:p>82.0512820513</text:p>
          </table:table-cell>
          <table:table-cell table:formula="of:=[.O42]/[.Q42]*100" office:value-type="float" office:value="82.051282051282">
            <text:p>82.0512820513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AVERAGE([.H35:.H43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AVERAGE([.H44:.H46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0">
            <text:p>40</text:p>
          </table:table-cell>
          <table:table-cell table:formula="of:=AVERAGE([.H44:.H46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>
            <text:p>41</text:p>
          </table:table-cell>
          <table:table-cell table:formula="of:=AVERAGE([.H44:.H46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2:.C30]; &quot;&lt;=20&quot;)" office:value-type="float" office:value="23">
            <text:p>23</text:p>
          </table:table-cell>
          <table:table-cell table:formula="of:=COUNTIF([.D2:.D30]; &quot;&lt;=20&quot;)" office:value-type="float" office:value="23">
            <text:p>23</text:p>
          </table:table-cell>
          <table:table-cell/>
          <table:table-cell table:formula="of:=COUNT([.D2:.D30])" office:value-type="float" office:value="25">
            <text:p>25</text:p>
          </table:table-cell>
          <table:table-cell table:formula="of:=[.N48]/[.Q48]*100" office:value-type="float" office:value="92">
            <text:p>92</text:p>
          </table:table-cell>
          <table:table-cell table:formula="of:=[.O48]/[.Q48]*100" office:value-type="float" office:value="92">
            <text:p>92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20&quot;)" office:value-type="float" office:value="9">
            <text:p>9</text:p>
          </table:table-cell>
          <table:table-cell table:formula="of:=COUNTIF([.D65:.D76]; &quot;&lt;=20&quot;)" office:value-type="float" office:value="9">
            <text:p>9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49]/[.Q49]*100" office:value-type="float" office:value="100">
            <text:p>100</text:p>
          </table:table-cell>
          <table:table-cell table:formula="of:=[.O49]/[.Q49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20&quot;)" office:value-type="float" office:value="4">
            <text:p>4</text:p>
          </table:table-cell>
          <table:table-cell table:formula="of:=COUNTIF([.D94:.D98]; &quot;&lt;=20&quot;)" office:value-type="float" office:value="4">
            <text:p>4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50]/[.Q50]*100" office:value-type="float" office:value="80">
            <text:p>80</text:p>
          </table:table-cell>
          <table:table-cell table:formula="of:=[.O50]/[.Q50]*100" office:value-type="float" office:value="80">
            <text:p>8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N48:.N50])" office:value-type="float" office:value="36">
            <text:p>36</text:p>
          </table:table-cell>
          <table:table-cell table:formula="of:=SUM([.O48:.O50])" office:value-type="float" office:value="36">
            <text:p>36</text:p>
          </table:table-cell>
          <table:table-cell/>
          <table:table-cell table:formula="of:=SUM([.Q48:.Q50])" office:value-type="float" office:value="39">
            <text:p>39</text:p>
          </table:table-cell>
          <table:table-cell table:formula="of:=[.N52]/[.Q52]*100" office:value-type="float" office:value="92.3076923076923">
            <text:p>92.3076923077</text:p>
          </table:table-cell>
          <table:table-cell table:formula="of:=[.O52]/[.Q52]*100" office:value-type="float" office:value="92.3076923076923">
            <text:p>92.3076923077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BMJ</text:p>
          </table:table-cell>
          <table:table-cell table:number-columns-repeated="1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>
            <text:p>Cushing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6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hurg-Strauss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5:.C93])" office:value-type="float" office:value="0.84540575131338">
            <text:p>0.8454057513</text:p>
          </table:table-cell>
          <table:table-cell table:formula="of:=SKEW([.D65:.D93])" office:value-type="float" office:value="0.15234375">
            <text:p>0.15234375</text:p>
          </table:table-cell>
          <table:table-cell table:number-columns-repeated="5"/>
        </table:table-row>
        <table:table-row table:style-name="ro1">
          <table:table-cell office:value-type="string">
            <text:p>MELAS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68:.K91]; &quot;B&quot;;[.I68:.I91])" office:value-type="float" office:value="84">
            <text:p>84</text:p>
          </table:table-cell>
          <table:table-cell table:style-name="ce3" table:formula="of:=SUMIF([.K68:.K91]; &quot;A&quot;;[.I68:.I91])" office:value-type="float" office:value="83.5">
            <text:p>83.5</text:p>
          </table:table-cell>
          <table:table-cell table:number-columns-repeated="5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8:.K91]; &quot;B&quot;)" office:value-type="float" office:value="9">
            <text:p>9</text:p>
          </table:table-cell>
          <table:table-cell table:style-name="ce3" table:formula="of:=COUNTIF([.K68:.K91]; &quot;A&quot;)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M73:.N73])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N75]*([.N75]+1))) * ((([.N72]^2)/[.N73]) + (([.M72]^2)/[.M73])) - 3*([.N75]+1)" office:value-type="float" office:value="10.9227941176471">
            <text:p>10.92279411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77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3:.C121])" office:value-type="float" office:value="2.21549301558752">
            <text:p>2.2154930156</text:p>
          </table:table-cell>
          <table:table-cell table:formula="of:=SKEW([.D93:.D121])" office:value-type="float" office:value="2.23553243087786">
            <text:p>2.235532430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97:.K120]; &quot;B&quot;;[.I97:.I120])" office:value-type="float" office:value="27.5">
            <text:p>27.5</text:p>
          </table:table-cell>
          <table:table-cell table:formula="of:=SUMIF([.K97:.K120]; &quot;A&quot;;[.I97:.I120])" office:value-type="float" office:value="27.5">
            <text:p>27.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97:.K106]; &quot;B&quot;)" office:value-type="float" office:value="5">
            <text:p>5</text:p>
          </table:table-cell>
          <table:table-cell table:formula="of:=COUNTIF([.K97:.K106]; &quot;A&quot;)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102:.N10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stat}</text:p>
          </table:table-cell>
          <table:table-cell/>
          <table:table-cell table:formula="of:=(12 / ([.N104]*([.N104]+1))) * ((([.N101]^2)/[.N102]) + (([.M101]^2)/[.M102])) - 3*([.N104]+1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crit}</text:p>
          </table:table-cell>
          <table:table-cell/>
          <table:table-cell table:formula="of:=LEGACY.CHIINV(0.05; [.N106])" office:value-type="float" office:value="3.84145882069413">
            <text:p>3.8414588207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1"/>
          <table:table-cell office:value-type="string">
            <text:p>not significant</text:p>
          </table:table-cell>
          <table:table-cell table:number-columns-repeated="7"/>
        </table:table-row>
      </table:table>
      <table:table table:name="E Comparison of with and without orphanet abstract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office:value-type="string">
            <text:p>Fo-Fe</text:p>
          </table:table-cell>
          <table:table-cell office:value-type="string">
            <text:p>(Fo-Fe)^2</text:p>
          </table:table-cell>
          <table:table-cell office:value-type="string">
            <text:p>(Fo-Fe)^2/Fe</text:p>
          </table:table-cell>
          <table:table-cell office:value-type="string">
            <text:p>Sum</text:p>
          </table:table-cell>
          <table:table-cell table:number-columns-repeated="11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]-[.D2]" office:value-type="float" office:value="0">
            <text:p>0</text:p>
          </table:table-cell>
          <table:table-cell table:formula="of:=[.E2]^2" office:value-type="float" office:value="0">
            <text:p>0</text:p>
          </table:table-cell>
          <table:table-cell table:number-columns-repeated="5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5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formula="of:=[.D3]-[.D3]" office:value-type="float" office:value="0">
            <text:p>0</text:p>
          </table:table-cell>
          <table:table-cell table:formula="of:=[.E3]^2" office:value-type="float" office:value="0">
            <text:p>0</text:p>
          </table:table-cell>
          <table:table-cell table:number-columns-repeated="5"/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 table:number-columns-repeated="5"/>
        </table:table-row>
        <table:table-row table:style-name="ro1">
          <table:table-cell office:value-type="string">
            <text:p>Cholestasis - lymphedem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4]-[.D4]" office:value-type="float" office:value="0">
            <text:p>0</text:p>
          </table:table-cell>
          <table:table-cell table:formula="of:=[.E4]^2" office:value-type="float" office:value="0">
            <text:p>0</text:p>
          </table:table-cell>
          <table:table-cell table:number-columns-repeated="5"/>
          <table:table-cell office:value-type="string">
            <text:p>Skrew</text:p>
          </table:table-cell>
          <table:table-cell table:formula="of:=SKEW([.C2:.C30])" office:value-type="float" office:value="4.22405851237535">
            <text:p>4.2240585124</text:p>
          </table:table-cell>
          <table:table-cell table:formula="of:=SKEW([.D2:.D30])" office:value-type="float" office:value="3.43159894319704">
            <text:p>3.4315989432</text:p>
          </table:table-cell>
          <table:table-cell table:number-columns-repeated="5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D5]-[.D5]" office:value-type="float" office:value="0">
            <text:p>0</text:p>
          </table:table-cell>
          <table:table-cell table:formula="of:=[.E5]^2" office:value-type="float" office:value="0">
            <text:p>0</text:p>
          </table:table-cell>
          <table:table-cell table:number-columns-repeated="3"/>
          <table:table-cell table:style-name="ce1"/>
          <table:table-cell/>
          <table:table-cell office:value-type="string">
            <text:p>R_{i}</text:p>
          </table:table-cell>
          <table:table-cell table:formula="of:=SUMIF([.K6:.K63]; &quot;B&quot;;[.I6:.I63])" office:value-type="float" office:value="669.5">
            <text:p>669.5</text:p>
          </table:table-cell>
          <table:table-cell table:formula="of:=SUMIF([.K6:.K63]; &quot;A&quot;;[.I6:.I63])" office:value-type="float" office:value="605.5">
            <text:p>605.5</text:p>
          </table:table-cell>
          <table:table-cell table:number-columns-repeated="5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D6]-[.D6]" office:value-type="float" office:value="0">
            <text:p>0</text:p>
          </table:table-cell>
          <table:table-cell table:formula="of:=[.E6]^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:.K63]; &quot;B&quot;)" office:value-type="float" office:value="25">
            <text:p>25</text:p>
          </table:table-cell>
          <table:table-cell table:formula="of:=COUNTIF([.K6:.K63]; &quot;A&quot;)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7]-[.D7]" office:value-type="float" office:value="0">
            <text:p>0</text:p>
          </table:table-cell>
          <table:table-cell table:formula="of:=[.E7]^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8]-[.D8]" office:value-type="float" office:value="0">
            <text:p>0</text:p>
          </table:table-cell>
          <table:table-cell table:formula="of:=[.E8]^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6:.N6]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formula="of:=[.D9]-[.D9]" office:value-type="float" office:value="0">
            <text:p>0</text:p>
          </table:table-cell>
          <table:table-cell table:formula="of:=[.E9]^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iliary atresia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D10]-[.D10]" office:value-type="float" office:value="0">
            <text:p>0</text:p>
          </table:table-cell>
          <table:table-cell table:formula="of:=[.E10]^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 table:number-columns-repeated="2"/>
          <table:table-cell/>
          <table:table-cell table:formula="of:=[.D11]-[.D11]" office:value-type="float" office:value="0">
            <text:p>0</text:p>
          </table:table-cell>
          <table:table-cell table:formula="of:=[.E11]^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N8]*([.N8]+1))) * ((([.N5]^2)/[.N6]) + (([.M5]^2)/[.M6])) - 3*([.N8]+1)" office:value-type="float" office:value="0.38550588235293">
            <text:p>0.3855058824</text:p>
          </table:table-cell>
          <table:table-cell table:number-columns-repeated="5"/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2]-[.D12]" office:value-type="float" office:value="0">
            <text:p>0</text:p>
          </table:table-cell>
          <table:table-cell table:formula="of:=[.E12]^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10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3]-[.D13]" office:value-type="float" office:value="0">
            <text:p>0</text:p>
          </table:table-cell>
          <table:table-cell table:formula="of:=[.E13]^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4]-[.D14]" office:value-type="float" office:value="0">
            <text:p>0</text:p>
          </table:table-cell>
          <table:table-cell table:formula="of:=[.E14]^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5]-[.D15]" office:value-type="float" office:value="0">
            <text:p>0</text:p>
          </table:table-cell>
          <table:table-cell table:formula="of:=[.E15]^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16]-[.D16]" office:value-type="float" office:value="0">
            <text:p>0</text:p>
          </table:table-cell>
          <table:table-cell table:formula="of:=[.E16]^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17]-[.D17]" office:value-type="float" office:value="0">
            <text:p>0</text:p>
          </table:table-cell>
          <table:table-cell table:formula="of:=[.E17]^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18]-[.D18]" office:value-type="float" office:value="0">
            <text:p>0</text:p>
          </table:table-cell>
          <table:table-cell table:formula="of:=[.E18]^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ostello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D19]-[.D19]" office:value-type="float" office:value="0">
            <text:p>0</text:p>
          </table:table-cell>
          <table:table-cell table:formula="of:=[.E19]^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20]-[.D20]" office:value-type="float" office:value="0">
            <text:p>0</text:p>
          </table:table-cell>
          <table:table-cell table:formula="of:=[.E20]^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D21]-[.D21]" office:value-type="float" office:value="0">
            <text:p>0</text:p>
          </table:table-cell>
          <table:table-cell table:formula="of:=[.E21]^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D22]-[.D22]" office:value-type="float" office:value="0">
            <text:p>0</text:p>
          </table:table-cell>
          <table:table-cell table:formula="of:=[.E22]^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D23]-[.D23]" office:value-type="float" office:value="0">
            <text:p>0</text:p>
          </table:table-cell>
          <table:table-cell table:formula="of:=[.E23]^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Hennekam syndrome </text:p>
          </table:table-cell>
          <table:table-cell table:number-columns-repeated="2"/>
          <table:table-cell/>
          <table:table-cell table:formula="of:=[.D24]-[.D24]" office:value-type="float" office:value="0">
            <text:p>0</text:p>
          </table:table-cell>
          <table:table-cell table:formula="of:=[.E24]^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5]-[.D25]" office:value-type="float" office:value="0">
            <text:p>0</text:p>
          </table:table-cell>
          <table:table-cell table:formula="of:=[.E25]^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H6:.H25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6]-[.D26]" office:value-type="float" office:value="0">
            <text:p>0</text:p>
          </table:table-cell>
          <table:table-cell table:formula="of:=[.E26]^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Jalili syndrome </text:p>
          </table:table-cell>
          <table:table-cell table:number-columns-repeated="6"/>
          <table:table-cell office:value-type="float" office:value="22">
            <text:p>22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D28]-[.D28]" office:value-type="float" office:value="0">
            <text:p>0</text:p>
          </table:table-cell>
          <table:table-cell table:formula="of:=[.E28]^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Myeloma, multipl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[.D29]-[.D29]" office:value-type="float" office:value="0">
            <text:p>0</text:p>
          </table:table-cell>
          <table:table-cell table:formula="of:=[.E29]^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Trichodental syndrome </text:p>
          </table:table-cell>
          <table:table-cell table:number-columns-repeated="2"/>
          <table:table-cell/>
          <table:table-cell table:formula="of:=[.D30]-[.D30]" office:value-type="float" office:value="0">
            <text:p>0</text:p>
          </table:table-cell>
          <table:table-cell table:formula="of:=[.E30]^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formula="of:=AVERAGE([.H26:.H33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2:.C30]; &quot;&lt;=5&quot;)" office:value-type="float" office:value="20">
            <text:p>20</text:p>
          </table:table-cell>
          <table:table-cell table:formula="of:=COUNTIF([.D2:.D30]; &quot;&lt;=5&quot;)" office:value-type="float" office:value="19">
            <text:p>19</text:p>
          </table:table-cell>
          <table:table-cell/>
          <table:table-cell table:formula="of:=COUNT([.D2:.D30])" office:value-type="float" office:value="25">
            <text:p>25</text:p>
          </table:table-cell>
          <table:table-cell table:formula="of:=[.N38]/[.Q38]*100" office:value-type="float" office:value="80">
            <text:p>80</text:p>
          </table:table-cell>
          <table:table-cell table:formula="of:=[.O38]/[.Q38]*100" office:value-type="float" office:value="76">
            <text:p>76</text:p>
          </table:table-cell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5&quot;)" office:value-type="float" office:value="8">
            <text:p>8</text:p>
          </table:table-cell>
          <table:table-cell table:formula="of:=COUNTIF([.D65:.D76]; &quot;&lt;=5&quot;)" office:value-type="float" office:value="9">
            <text:p>9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39]/[.Q39]*100" office:value-type="float" office:value="88.8888888888889">
            <text:p>88.8888888889</text:p>
          </table:table-cell>
          <table:table-cell table:formula="of:=[.O39]/[.Q39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4:.C98]; &quot;&lt;=5&quot;)" office:value-type="float" office:value="4">
            <text:p>4</text:p>
          </table:table-cell>
          <table:table-cell table:formula="of:=COUNTIF([.D94:.D98]; &quot;&lt;=5&quot;)" office:value-type="float" office:value="4">
            <text:p>4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40]/[.Q40]*100" office:value-type="float" office:value="80">
            <text:p>80</text:p>
          </table:table-cell>
          <table:table-cell table:formula="of:=[.O40]/[.Q40]*100" office:value-type="float" office:value="80">
            <text:p>80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formula="of:=AVERAGE([.H34:.H41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7">
            <text:p>37</text:p>
          </table:table-cell>
          <table:table-cell table:formula="of:=AVERAGE([.H42:.H44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N38:.N40])" office:value-type="float" office:value="32">
            <text:p>32</text:p>
          </table:table-cell>
          <table:table-cell table:formula="of:=SUM([.O38:.O40])" office:value-type="float" office:value="32">
            <text:p>32</text:p>
          </table:table-cell>
          <table:table-cell/>
          <table:table-cell table:formula="of:=SUM([.Q38:.Q40])" office:value-type="float" office:value="39">
            <text:p>39</text:p>
          </table:table-cell>
          <table:table-cell table:formula="of:=[.N42]/[.Q42]*100" office:value-type="float" office:value="82.051282051282">
            <text:p>82.0512820513</text:p>
          </table:table-cell>
          <table:table-cell table:formula="of:=[.O42]/[.Q42]*100" office:value-type="float" office:value="82.051282051282">
            <text:p>82.0512820513</text:p>
          </table:table-cell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table:formula="of:=AVERAGE([.H42:.H44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 table:formula="of:=AVERAGE([.H42:.H44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</table:table-row>
        <table:table-row table:style-name="ro1">
          <table:table-cell table:number-columns-repeated="7"/>
          <table:table-cell office:value-type="float" office:value="43">
            <text:p>43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2:.C30]; &quot;&lt;=20&quot;)" office:value-type="float" office:value="23">
            <text:p>23</text:p>
          </table:table-cell>
          <table:table-cell table:formula="of:=COUNTIF([.D2:.D30]; &quot;&lt;=20&quot;)" office:value-type="float" office:value="23">
            <text:p>23</text:p>
          </table:table-cell>
          <table:table-cell/>
          <table:table-cell table:formula="of:=COUNT([.D2:.D30])" office:value-type="float" office:value="25">
            <text:p>25</text:p>
          </table:table-cell>
          <table:table-cell table:formula="of:=[.N48]/[.Q48]*100" office:value-type="float" office:value="92">
            <text:p>92</text:p>
          </table:table-cell>
          <table:table-cell table:formula="of:=[.O48]/[.Q48]*100" office:value-type="float" office:value="92">
            <text:p>92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5:.C76]; &quot;&lt;=20&quot;)" office:value-type="float" office:value="9">
            <text:p>9</text:p>
          </table:table-cell>
          <table:table-cell table:formula="of:=COUNTIF([.D65:.D76]; &quot;&lt;=20&quot;)" office:value-type="float" office:value="9">
            <text:p>9</text:p>
          </table:table-cell>
          <table:table-cell/>
          <table:table-cell table:formula="of:=COUNT([.C65:.C76])" office:value-type="float" office:value="9">
            <text:p>9</text:p>
          </table:table-cell>
          <table:table-cell table:formula="of:=[.N49]/[.Q49]*100" office:value-type="float" office:value="100">
            <text:p>100</text:p>
          </table:table-cell>
          <table:table-cell table:formula="of:=[.O49]/[.Q49]*100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float" office:value="45">
            <text:p>45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4:.C98]; &quot;&lt;=20&quot;)" office:value-type="float" office:value="4">
            <text:p>4</text:p>
          </table:table-cell>
          <table:table-cell table:formula="of:=COUNTIF([.D94:.D98]; &quot;&lt;=20&quot;)" office:value-type="float" office:value="4">
            <text:p>4</text:p>
          </table:table-cell>
          <table:table-cell/>
          <table:table-cell table:formula="of:=COUNT([.D94:.D98])" office:value-type="float" office:value="5">
            <text:p>5</text:p>
          </table:table-cell>
          <table:table-cell table:formula="of:=[.N50]/[.Q50]*100" office:value-type="float" office:value="80">
            <text:p>80</text:p>
          </table:table-cell>
          <table:table-cell table:formula="of:=[.O50]/[.Q50]*100" office:value-type="float" office:value="80">
            <text:p>80</text:p>
          </table:table-cell>
        </table:table-row>
        <table:table-row table:style-name="ro1">
          <table:table-cell table:number-columns-repeated="7"/>
          <table:table-cell office:value-type="float" office:value="46">
            <text:p>46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N48:.N50])" office:value-type="float" office:value="36">
            <text:p>36</text:p>
          </table:table-cell>
          <table:table-cell table:formula="of:=SUM([.O48:.O50])" office:value-type="float" office:value="36">
            <text:p>36</text:p>
          </table:table-cell>
          <table:table-cell/>
          <table:table-cell table:formula="of:=SUM([.Q48:.Q50])" office:value-type="float" office:value="39">
            <text:p>39</text:p>
          </table:table-cell>
          <table:table-cell table:formula="of:=[.N52]/[.Q52]*100" office:value-type="float" office:value="92.3076923076923">
            <text:p>92.3076923077</text:p>
          </table:table-cell>
          <table:table-cell table:formula="of:=[.O52]/[.Q52]*100" office:value-type="float" office:value="92.3076923076923">
            <text:p>92.3076923077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50">
            <text:p>50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BMJ</text:p>
          </table:table-cell>
          <table:table-cell table:number-columns-repeated="1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>
            <text:p>Cushing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6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hurg-Strauss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 table:number-columns-repeated="5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5:.C93])" office:value-type="float" office:value="0.84540575131338">
            <text:p>0.8454057513</text:p>
          </table:table-cell>
          <table:table-cell table:formula="of:=SKEW([.D65:.D93])" office:value-type="float" office:value="0.15234375">
            <text:p>0.15234375</text:p>
          </table:table-cell>
          <table:table-cell table:number-columns-repeated="5"/>
        </table:table-row>
        <table:table-row table:style-name="ro1">
          <table:table-cell office:value-type="string">
            <text:p>MELAS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AVERAGE([.H67:.H7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68:.K91]; &quot;B&quot;;[.I68:.I91])" office:value-type="float" office:value="84">
            <text:p>84</text:p>
          </table:table-cell>
          <table:table-cell table:style-name="ce3" table:formula="of:=SUMIF([.K68:.K91]; &quot;A&quot;;[.I68:.I91])" office:value-type="float" office:value="83.5">
            <text:p>83.5</text:p>
          </table:table-cell>
          <table:table-cell table:number-columns-repeated="5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K68:.K91]; &quot;B&quot;)" office:value-type="float" office:value="9">
            <text:p>9</text:p>
          </table:table-cell>
          <table:table-cell table:style-name="ce3" table:formula="of:=COUNTIF([.K68:.K91]; &quot;A&quot;)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M73:.N73])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formula="of:=AVERAGE([.H73:.H76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N75]*([.N75]+1))) * ((([.N72]^2)/[.N73]) + (([.M72]^2)/[.M73])) - 3*([.N75]+1)" office:value-type="float" office:value="10.9227941176471">
            <text:p>10.92279411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N77])" office:value-type="float" office:value="3.84145882069413">
            <text:p>3.841458820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formula="of:=AVERAGE([.H79:.H83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3:.C121])" office:value-type="float" office:value="2.21549301558752">
            <text:p>2.2154930156</text:p>
          </table:table-cell>
          <table:table-cell table:formula="of:=SKEW([.D93:.D121])" office:value-type="float" office:value="2.23553243087786">
            <text:p>2.235532430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K97:.K120]; &quot;B&quot;;[.I97:.I120])" office:value-type="float" office:value="27.5">
            <text:p>27.5</text:p>
          </table:table-cell>
          <table:table-cell table:formula="of:=SUMIF([.K97:.K120]; &quot;A&quot;;[.I97:.I120])" office:value-type="float" office:value="27.5">
            <text:p>27.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f:=AVERAGE([.H97:.H102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K97:.K106]; &quot;B&quot;)" office:value-type="float" office:value="5">
            <text:p>5</text:p>
          </table:table-cell>
          <table:table-cell table:formula="of:=COUNTIF([.K97:.K106]; &quot;A&quot;)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M102:.N102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stat}</text:p>
          </table:table-cell>
          <table:table-cell/>
          <table:table-cell table:formula="of:=(12 / ([.N104]*([.N104]+1))) * ((([.N101]^2)/[.N102]) + (([.M101]^2)/[.M102])) - 3*([.N104]+1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H_{crit}</text:p>
          </table:table-cell>
          <table:table-cell/>
          <table:table-cell table:formula="of:=LEGACY.CHIINV(0.05; [.N106])" office:value-type="float" office:value="3.84145882069413">
            <text:p>3.8414588207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1"/>
          <table:table-cell office:value-type="string">
            <text:p>not significant</text:p>
          </table:table-cell>
          <table:table-cell table:number-columns-repeated="7"/>
        </table:table-row>
      </table:table>
      <table:database-ranges>
        <table:database-range table:target-range-address="'E Comparison of with and without orphanet abstracts'.J67:'E Comparison of with and without orphanet abstracts'.K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14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Mathiasen</meta:initial-creator>
    <meta:creation-date>2011-03-21T14:34:15</meta:creation-date>
    <dc:date>2011-04-01T14:06:43</dc:date>
    <dc:creator>Brian Mathiasen</dc:creator>
    <meta:editing-duration>PT27H05M05S</meta:editing-duration>
    <meta:editing-cycles>60</meta:editing-cycles>
    <meta:generator>OpenOffice.org/3.2$Linux OpenOffice.org_project/320m19$Build-9505</meta:generator>
    <meta:document-statistic meta:table-count="5" meta:cell-count="3400" meta:object-count="0"/>
  </office:meta>
</office:document-meta>
</file>